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1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2.0728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4555in"/>
    </style:style>
    <style:style style:name="co12" style:family="table-column">
      <style:table-column-properties fo:break-before="auto" style:column-width="1.6429in"/>
    </style:style>
    <style:style style:name="co13" style:family="table-column">
      <style:table-column-properties fo:break-before="auto" style:column-width="1.3016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0728in" fo:break-before="auto" style:use-optimal-row-height="false"/>
    </style:style>
    <style:style style:name="ro6" style:family="table-row">
      <style:table-row-properties style:row-height="0.1547in" fo:break-before="auto" style:use-optimal-row-height="false"/>
    </style:style>
    <style:style style:name="ta1" style:family="table" style:master-page-name="PageStyle_5f_Branco">
      <style:table-properties table:display="true" style:writing-mode="lr-tb"/>
    </style:style>
    <style:style style:name="ta2" style:family="table" style:master-page-name="PageStyle_5f_Exemplo_20_1">
      <style:table-properties table:display="true" style:writing-mode="lr-tb"/>
    </style:style>
    <style:style style:name="ta3" style:family="table" style:master-page-name="PageStyle_5f_Exemplo_20_2">
      <style:table-properties table:display="true" style:writing-mode="lr-tb"/>
    </style:style>
    <style:style style:name="ta4" style:family="table" style:master-page-name="PageStyle_5f_Exemplo_20_3">
      <style:table-properties table:display="true" style:writing-mode="lr-tb"/>
    </style:style>
    <style:style style:name="ta5" style:family="table" style:master-page-name="PageStyle_5f_Exemplo_20_Dias_20_-_20_1">
      <style:table-properties table:display="true" style:writing-mode="lr-tb"/>
    </style:style>
    <style:style style:name="ta6" style:family="table" style:master-page-name="PageStyle_5f_Exemplo_20_dias_20_-_20_2">
      <style:table-properties table:display="true" style:writing-mode="lr-tb"/>
    </style:style>
    <style:style style:name="ta7" style:family="table" style:master-page-name="PageStyle_5f_Exemplo_20_Dias_20_FdS_20_">
      <style:table-properties table:display="true" style:writing-mode="lr-tb"/>
    </style:style>
    <style:style style:name="ta8" style:family="table" style:master-page-name="PageStyle_5f_Ex_20_Dias_20_FdS2">
      <style:table-properties table:display="true" style:writing-mode="lr-tb"/>
    </style:style>
    <style:style style:name="ta9" style:family="table" style:master-page-name="PageStyle_5f_DiasUtei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nc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8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Séries Temporais</text:p>
          </table:table-cell>
          <table:covered-table-cell table:style-name="ce5"/>
          <table:covered-table-cell table:style-name="ce9"/>
          <table:table-cell/>
          <table:table-cell table:style-name="ce14" office:value-type="string" calcext:value-type="string">
            <text:p>Medições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string" calcext:value-type="string">
            <text:p>Vendas</text:p>
          </table:table-cell>
          <table:table-cell table:style-name="ce6"/>
          <table:table-cell table:style-name="ce10"/>
          <table:table-cell/>
          <table:table-cell table:style-name="ce15" office:value-type="string" calcext:value-type="string">
            <text:p>Tempo de entrega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Assinaturas</text:p>
          </table:table-cell>
          <table:table-cell/>
          <table:table-cell table:style-name="ce11"/>
          <table:table-cell/>
          <table:table-cell table:style-name="ce15" office:value-type="string" calcext:value-type="string">
            <text:p>Likes nos produtos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Ligaçoes</text:p>
          </table:table-cell>
          <table:table-cell/>
          <table:table-cell table:style-name="ce12" office:value-type="string" calcext:value-type="string">
            <text:p>dia</text:p>
          </table:table-cell>
          <table:table-cell/>
          <table:table-cell table:style-name="ce15" office:value-type="string" calcext:value-type="string">
            <text:p>Avaliação dos produtos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Reclamações</text:p>
          </table:table-cell>
          <table:table-cell table:style-name="ce7" office:value-type="string" calcext:value-type="string">
            <text:p>por </text:p>
          </table:table-cell>
          <table:table-cell table:style-name="ce12" office:value-type="string" calcext:value-type="string">
            <text:p>semana</text:p>
          </table:table-cell>
          <table:table-cell/>
          <table:table-cell table:style-name="ce15" office:value-type="string" calcext:value-type="string">
            <text:p>Altura dos pulos dos gatos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Instalações</text:p>
          </table:table-cell>
          <table:table-cell/>
          <table:table-cell table:style-name="ce12" office:value-type="string" calcext:value-type="string">
            <text:p>mês</text:p>
          </table:table-cell>
          <table:table-cell/>
          <table:table-cell table:style-name="ce16" office:value-type="string" calcext:value-type="string">
            <text:p>Quantidade de ração comida</text:p>
          </table:table-cell>
          <table:table-cell table:number-columns-repeated="58"/>
        </table:table-row>
        <table:table-row table:style-name="ro2">
          <table:table-cell/>
          <table:table-cell table:style-name="ce3" office:value-type="string" calcext:value-type="string">
            <text:p>Livros lidos</text:p>
          </table:table-cell>
          <table:table-cell/>
          <table:table-cell table:style-name="ce12" office:value-type="string" calcext:value-type="string">
            <text:p>ano</text:p>
          </table:table-cell>
          <table:table-cell table:number-columns-repeated="60"/>
        </table:table-row>
        <table:table-row table:style-name="ro2">
          <table:table-cell/>
          <table:table-cell table:style-name="ce4" office:value-type="string" calcext:value-type="string">
            <text:p>Emails</text:p>
          </table:table-cell>
          <table:table-cell table:style-name="ce8"/>
          <table:table-cell table:style-name="ce13"/>
          <table:table-cell/>
          <table:table-cell table:style-name="ce7"/>
          <table:table-cell table:number-columns-repeated="58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1" table:style-name="ta2">
        <table:table-column table:style-name="co2" table:default-cell-style-name="Default"/>
        <table:table-column table:style-name="co5" table:default-cell-style-name="Default"/>
        <table:table-column table:style-name="co2" table:number-columns-repeated="62" table:default-cell-style-name="Default"/>
        <table:table-row table:style-name="ro2">
          <table:table-cell table:style-name="ce17" office:value-type="string" calcext:value-type="string">
            <text:p>Mês</text:p>
          </table:table-cell>
          <table:table-cell table:style-name="ce17" office:value-type="string" calcext:value-type="string">
            <text:p>Vendas em mil R$</text:p>
          </table:table-cell>
          <table:table-cell table:style-name="ce19" office:value-type="string" calcext:value-type="string">
            <text:p>Aumento das Vendas</text:p>
          </table:table-cell>
          <table:table-cell table:style-name="ce19" office:value-type="string" calcext:value-type="string">
            <text:p>Aceleração das Vendas</text:p>
          </table:table-cell>
          <table:table-cell>
            <draw:frame table:end-cell-address="'Exemplo 1'.M7" table:end-x="0.9472in" table:end-y="0.2079in" draw:z-index="0" draw:name="Chart 1" draw:style-name="gr1" draw:text-style-name="P1" svg:width="9.6654in" svg:height="1.4898in" svg:x="0.1882in" svg:y="0.0311in">
              <draw:object draw:notify-on-update-of-ranges="'Exemplo 1'.A2:'Exemplo 1'.A25 'Exemplo 1'.B1:'Exemplo 1'.B1 'Exemplo 1'.B2:'Exemplo 1'.B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  <table:table-row table:style-name="ro2">
          <table:table-cell table:style-name="ce18" office:value-type="date" office:date-value="2014-01-01" calcext:value-type="date">
            <text:p>1-Jan-2014</text:p>
          </table:table-cell>
          <table:table-cell table:style-name="ce7" office:value-type="float" office:value="10" calcext:value-type="float">
            <text:p>10</text:p>
          </table:table-cell>
          <table:table-cell table:formula="of:=[.B3]-[.B2]" office:value-type="float" office:value="10" calcext:value-type="float">
            <text:p>10</text:p>
          </table:table-cell>
          <table:table-cell table:formula="of:=[.C3]-[.C2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2-01" calcext:value-type="date">
            <text:p>1-Feb-2014</text:p>
          </table:table-cell>
          <table:table-cell office:value-type="float" office:value="20" calcext:value-type="float">
            <text:p>20</text:p>
          </table:table-cell>
          <table:table-cell table:formula="of:=[.B4]-[.B3]" office:value-type="float" office:value="13" calcext:value-type="float">
            <text:p>13</text:p>
          </table:table-cell>
          <table:table-cell table:formula="of:=[.C4]-[.C3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3-01" calcext:value-type="date">
            <text:p>1-Mar-2014</text:p>
          </table:table-cell>
          <table:table-cell office:value-type="float" office:value="33" calcext:value-type="float">
            <text:p>33</text:p>
          </table:table-cell>
          <table:table-cell table:formula="of:=[.B5]-[.B4]" office:value-type="float" office:value="14" calcext:value-type="float">
            <text:p>14</text:p>
          </table:table-cell>
          <table:table-cell table:formula="of:=[.C5]-[.C4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4-01" calcext:value-type="date">
            <text:p>1-Apr-2014</text:p>
          </table:table-cell>
          <table:table-cell office:value-type="float" office:value="47" calcext:value-type="float">
            <text:p>47</text:p>
          </table:table-cell>
          <table:table-cell table:formula="of:=[.B6]-[.B5]" office:value-type="float" office:value="16" calcext:value-type="float">
            <text:p>16</text:p>
          </table:table-cell>
          <table:table-cell table:formula="of:=[.C6]-[.C5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5-01" calcext:value-type="date">
            <text:p>1-May-2014</text:p>
          </table:table-cell>
          <table:table-cell office:value-type="float" office:value="63" calcext:value-type="float">
            <text:p>63</text:p>
          </table:table-cell>
          <table:table-cell table:formula="of:=[.B7]-[.B6]" office:value-type="float" office:value="18" calcext:value-type="float">
            <text:p>18</text:p>
          </table:table-cell>
          <table:table-cell table:formula="of:=[.C7]-[.C6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6-01" calcext:value-type="date">
            <text:p>1-Jun-2014</text:p>
          </table:table-cell>
          <table:table-cell office:value-type="float" office:value="81" calcext:value-type="float">
            <text:p>81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7-01" calcext:value-type="date">
            <text:p>1-Jul-2014</text:p>
          </table:table-cell>
          <table:table-cell office:value-type="float" office:value="101" calcext:value-type="float">
            <text:p>101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1" calcext:value-type="float">
            <text:p>1</text:p>
          </table:table-cell>
          <table:table-cell>
            <draw:frame table:end-cell-address="'Exemplo 1'.M16" table:end-x="0.9165in" table:end-y="0.1035in" draw:z-index="1" draw:name="Chart 2" draw:style-name="gr1" draw:text-style-name="P1" svg:width="9.6449in" svg:height="1.8016in" svg:x="0.178in" svg:y="0.2417in">
              <draw:object draw:notify-on-update-of-ranges="'Exemplo 1'.C1:'Exemplo 1'.C1 'Exemplo 1'.C2:'Exemplo 1'.C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9"/>
        </table:table-row>
        <table:table-row table:style-name="ro2">
          <table:table-cell table:style-name="ce18" office:value-type="date" office:date-value="2014-08-01" calcext:value-type="date">
            <text:p>1-Aug-2014</text:p>
          </table:table-cell>
          <table:table-cell office:value-type="float" office:value="124" calcext:value-type="float">
            <text:p>124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9-01" calcext:value-type="date">
            <text:p>1-Sep-2014</text:p>
          </table:table-cell>
          <table:table-cell office:value-type="float" office:value="148" calcext:value-type="float">
            <text:p>148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0-01" calcext:value-type="date">
            <text:p>1-Oct-2014</text:p>
          </table:table-cell>
          <table:table-cell office:value-type="float" office:value="174" calcext:value-type="float">
            <text:p>174</text:p>
          </table:table-cell>
          <table:table-cell table:formula="of:=[.B12]-[.B11]" office:value-type="float" office:value="27" calcext:value-type="float">
            <text:p>27</text:p>
          </table:table-cell>
          <table:table-cell table:formula="of:=[.C12]-[.C11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1-01" calcext:value-type="date">
            <text:p>1-Nov-2014</text:p>
          </table:table-cell>
          <table:table-cell office:value-type="float" office:value="201" calcext:value-type="float">
            <text:p>201</text:p>
          </table:table-cell>
          <table:table-cell table:formula="of:=[.B13]-[.B12]" office:value-type="float" office:value="29" calcext:value-type="float">
            <text:p>29</text:p>
          </table:table-cell>
          <table:table-cell table:formula="of:=[.C13]-[.C12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2-01" calcext:value-type="date">
            <text:p>1-Dec-2014</text:p>
          </table:table-cell>
          <table:table-cell office:value-type="float" office:value="230" calcext:value-type="float">
            <text:p>230</text:p>
          </table:table-cell>
          <table:table-cell table:formula="of:=[.B14]-[.B13]" office:value-type="float" office:value="31" calcext:value-type="float">
            <text:p>31</text:p>
          </table:table-cell>
          <table:table-cell table:formula="of:=[.C14]-[.C13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1-01" calcext:value-type="date">
            <text:p>1-Jan-2015</text:p>
          </table:table-cell>
          <table:table-cell office:value-type="float" office:value="261" calcext:value-type="float">
            <text:p>261</text:p>
          </table:table-cell>
          <table:table-cell table:formula="of:=[.B15]-[.B14]" office:value-type="float" office:value="32" calcext:value-type="float">
            <text:p>32</text:p>
          </table:table-cell>
          <table:table-cell table:formula="of:=[.C15]-[.C14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2-01" calcext:value-type="date">
            <text:p>1-Feb-2015</text:p>
          </table:table-cell>
          <table:table-cell office:value-type="float" office:value="293" calcext:value-type="float">
            <text:p>293</text:p>
          </table:table-cell>
          <table:table-cell table:formula="of:=[.B16]-[.B15]" office:value-type="float" office:value="33" calcext:value-type="float">
            <text:p>33</text:p>
          </table:table-cell>
          <table:table-cell table:formula="of:=[.C16]-[.C15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3-01" calcext:value-type="date">
            <text:p>1-Mar-2015</text:p>
          </table:table-cell>
          <table:table-cell office:value-type="float" office:value="326" calcext:value-type="float">
            <text:p>326</text:p>
          </table:table-cell>
          <table:table-cell table:formula="of:=[.B17]-[.B16]" office:value-type="float" office:value="36" calcext:value-type="float">
            <text:p>36</text:p>
          </table:table-cell>
          <table:table-cell table:formula="of:=[.C17]-[.C16]" office:value-type="float" office:value="2" calcext:value-type="float">
            <text:p>2</text:p>
          </table:table-cell>
          <table:table-cell>
            <draw:frame table:end-cell-address="'Exemplo 1'.K26" table:end-x="0.0413in" table:end-y="0.1248in" draw:z-index="2" draw:name="Chart 3" draw:style-name="gr1" draw:text-style-name="P1" svg:width="6.5433in" svg:height="2.1567in" svg:x="0.178in" svg:y="0.5626in">
              <draw:object draw:notify-on-update-of-ranges="'Exemplo 1'.D1:'Exemplo 1'.D1 'Exemplo 1'.D2:'Exemplo 1'.D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9"/>
        </table:table-row>
        <table:table-row table:style-name="ro2">
          <table:table-cell table:style-name="ce18" office:value-type="date" office:date-value="2015-04-01" calcext:value-type="date">
            <text:p>1-Apr-2015</text:p>
          </table:table-cell>
          <table:table-cell office:value-type="float" office:value="362" calcext:value-type="float">
            <text:p>362</text:p>
          </table:table-cell>
          <table:table-cell table:formula="of:=[.B18]-[.B17]" office:value-type="float" office:value="38" calcext:value-type="float">
            <text:p>38</text:p>
          </table:table-cell>
          <table:table-cell table:formula="of:=[.C18]-[.C17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5-01" calcext:value-type="date">
            <text:p>1-May-2015</text:p>
          </table:table-cell>
          <table:table-cell office:value-type="float" office:value="400" calcext:value-type="float">
            <text:p>400</text:p>
          </table:table-cell>
          <table:table-cell table:formula="of:=[.B19]-[.B18]" office:value-type="float" office:value="40" calcext:value-type="float">
            <text:p>40</text:p>
          </table:table-cell>
          <table:table-cell table:formula="of:=[.C19]-[.C18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6-01" calcext:value-type="date">
            <text:p>1-Jun-2015</text:p>
          </table:table-cell>
          <table:table-cell office:value-type="float" office:value="440" calcext:value-type="float">
            <text:p>440</text:p>
          </table:table-cell>
          <table:table-cell table:formula="of:=[.B20]-[.B19]" office:value-type="float" office:value="43" calcext:value-type="float">
            <text:p>43</text:p>
          </table:table-cell>
          <table:table-cell table:formula="of:=[.C20]-[.C19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7-01" calcext:value-type="date">
            <text:p>1-Jul-2015</text:p>
          </table:table-cell>
          <table:table-cell office:value-type="float" office:value="483" calcext:value-type="float">
            <text:p>483</text:p>
          </table:table-cell>
          <table:table-cell table:formula="of:=[.B21]-[.B20]" office:value-type="float" office:value="44" calcext:value-type="float">
            <text:p>44</text:p>
          </table:table-cell>
          <table:table-cell table:formula="of:=[.C21]-[.C20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8-01" calcext:value-type="date">
            <text:p>1-Aug-2015</text:p>
          </table:table-cell>
          <table:table-cell office:value-type="float" office:value="527" calcext:value-type="float">
            <text:p>527</text:p>
          </table:table-cell>
          <table:table-cell table:formula="of:=[.B22]-[.B21]" office:value-type="float" office:value="46" calcext:value-type="float">
            <text:p>46</text:p>
          </table:table-cell>
          <table:table-cell table:formula="of:=[.C22]-[.C21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9-01" calcext:value-type="date">
            <text:p>1-Sep-2015</text:p>
          </table:table-cell>
          <table:table-cell office:value-type="float" office:value="573" calcext:value-type="float">
            <text:p>573</text:p>
          </table:table-cell>
          <table:table-cell table:formula="of:=[.B23]-[.B22]" office:value-type="float" office:value="48" calcext:value-type="float">
            <text:p>48</text:p>
          </table:table-cell>
          <table:table-cell table:formula="of:=[.C23]-[.C22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0-01" calcext:value-type="date">
            <text:p>1-Oct-2015</text:p>
          </table:table-cell>
          <table:table-cell office:value-type="float" office:value="621" calcext:value-type="float">
            <text:p>621</text:p>
          </table:table-cell>
          <table:table-cell table:formula="of:=[.B24]-[.B23]" office:value-type="float" office:value="49" calcext:value-type="float">
            <text:p>49</text:p>
          </table:table-cell>
          <table:table-cell table:formula="of:=[.C24]-[.C23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1-01" calcext:value-type="date">
            <text:p>1-Nov-2015</text:p>
          </table:table-cell>
          <table:table-cell office:value-type="float" office:value="670" calcext:value-type="float">
            <text:p>670</text:p>
          </table:table-cell>
          <table:table-cell table:formula="of:=[.B25]-[.B24]" office:value-type="float" office:value="51" calcext:value-type="float">
            <text:p>51</text:p>
          </table:table-cell>
          <table:table-cell table:number-columns-repeated="61"/>
        </table:table-row>
        <table:table-row table:style-name="ro2">
          <table:table-cell table:style-name="ce18" office:value-type="date" office:date-value="2015-12-01" calcext:value-type="date">
            <text:p>1-Dec-2015</text:p>
          </table:table-cell>
          <table:table-cell office:value-type="float" office:value="721" calcext:value-type="float">
            <text:p>721</text:p>
          </table:table-cell>
          <table:table-cell table:number-columns-repeated="62"/>
        </table:table-row>
        <table:table-row table:style-name="ro2" table:number-rows-repeated="976">
          <table:table-cell table:style-name="ce18"/>
          <table:table-cell table:number-columns-repeated="63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2" table:style-name="ta3">
        <table:shapes>
          <draw:frame draw:z-index="0" draw:style-name="gr2" draw:text-style-name="P2" svg:width="6.2992in" svg:height="3.5354in" svg:x="6.5693in" svg:y="0.0638in">
            <draw:object draw:notify-on-update-of-ranges="'Exemplo 2'.A1:'Exemplo 2'.A1 'Exemplo 2'.A2:'Exemplo 2'.A25 'Exemplo 2'.B1:'Exemplo 2'.B1 'Exemplo 2'.B2:'Exemplo 2'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6.2898in" svg:height="3.535in" svg:x="6.6681in" svg:y="3.876in">
            <draw:object draw:notify-on-update-of-ranges="'Exemplo 2'.C1:'Exemplo 2'.C1 'Exemplo 2'.C2:'Exemplo 2'.C2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2" draw:text-style-name="P2" svg:width="6.2898in" svg:height="3.535in" svg:x="0in" svg:y="5.2177in">
            <draw:object draw:notify-on-update-of-ranges="'Exemplo 2'.D1:'Exemplo 2'.D1 'Exemplo 2'.D2:'Exemplo 2'.D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Default"/>
        <table:table-column table:style-name="co2" table:number-columns-repeated="62" table:default-cell-style-name="Default"/>
        <table:table-row table:style-name="ro2">
          <table:table-cell table:style-name="ce17" office:value-type="string" calcext:value-type="string">
            <text:p>Mês</text:p>
          </table:table-cell>
          <table:table-cell table:style-name="ce20" office:value-type="string" calcext:value-type="string">
            <text:p>Assinatura Newsletter</text:p>
          </table:table-cell>
          <table:table-cell table:style-name="ce20" office:value-type="string" calcext:value-type="string">
            <text:p>Aumento N de Assinantes</text:p>
          </table:table-cell>
          <table:table-cell table:style-name="ce20" office:value-type="string" calcext:value-type="string">
            <text:p>Aceleração # de assinantes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1-01" calcext:value-type="date">
            <text:p>1-Jan-2014</text:p>
          </table:table-cell>
          <table:table-cell table:style-name="ce7" office:value-type="float" office:value="0" calcext:value-type="float">
            <text:p>0</text:p>
          </table:table-cell>
          <table:table-cell table:formula="of:=[.B3]-[.B2]" office:value-type="float" office:value="10" calcext:value-type="float">
            <text:p>10</text:p>
          </table:table-cell>
          <table:table-cell table:formula="of:=[.C3]-[.C2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2-01" calcext:value-type="date">
            <text:p>1-Feb-2014</text:p>
          </table:table-cell>
          <table:table-cell table:style-name="ce7" office:value-type="float" office:value="10" calcext:value-type="float">
            <text:p>10</text:p>
          </table:table-cell>
          <table:table-cell table:formula="of:=[.B4]-[.B3]" office:value-type="float" office:value="11" calcext:value-type="float">
            <text:p>11</text:p>
          </table:table-cell>
          <table:table-cell table:formula="of:=[.C4]-[.C3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3-01" calcext:value-type="date">
            <text:p>1-Mar-2014</text:p>
          </table:table-cell>
          <table:table-cell table:style-name="ce7" office:value-type="float" office:value="21" calcext:value-type="float">
            <text:p>21</text:p>
          </table:table-cell>
          <table:table-cell table:formula="of:=[.B5]-[.B4]" office:value-type="float" office:value="13" calcext:value-type="float">
            <text:p>13</text:p>
          </table:table-cell>
          <table:table-cell table:formula="of:=[.C5]-[.C4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4-01" calcext:value-type="date">
            <text:p>1-Apr-2014</text:p>
          </table:table-cell>
          <table:table-cell table:style-name="ce7" office:value-type="float" office:value="34" calcext:value-type="float">
            <text:p>34</text:p>
          </table:table-cell>
          <table:table-cell table:formula="of:=[.B6]-[.B5]" office:value-type="float" office:value="15" calcext:value-type="float">
            <text:p>15</text:p>
          </table:table-cell>
          <table:table-cell table:formula="of:=[.C6]-[.C5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5-01" calcext:value-type="date">
            <text:p>1-May-2014</text:p>
          </table:table-cell>
          <table:table-cell table:style-name="ce7" office:value-type="float" office:value="49" calcext:value-type="float">
            <text:p>49</text:p>
          </table:table-cell>
          <table:table-cell table:formula="of:=[.B7]-[.B6]" office:value-type="float" office:value="17" calcext:value-type="float">
            <text:p>17</text:p>
          </table:table-cell>
          <table:table-cell table:formula="of:=[.C7]-[.C6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6-01" calcext:value-type="date">
            <text:p>1-Jun-2014</text:p>
          </table:table-cell>
          <table:table-cell table:style-name="ce7" office:value-type="float" office:value="66" calcext:value-type="float">
            <text:p>66</text:p>
          </table:table-cell>
          <table:table-cell table:formula="of:=[.B8]-[.B7]" office:value-type="float" office:value="19" calcext:value-type="float">
            <text:p>19</text:p>
          </table:table-cell>
          <table:table-cell table:formula="of:=[.C8]-[.C7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7-01" calcext:value-type="date">
            <text:p>1-Jul-2014</text:p>
          </table:table-cell>
          <table:table-cell table:style-name="ce7" office:value-type="float" office:value="85" calcext:value-type="float">
            <text:p>85</text:p>
          </table:table-cell>
          <table:table-cell table:formula="of:=[.B9]-[.B8]" office:value-type="float" office:value="22" calcext:value-type="float">
            <text:p>22</text:p>
          </table:table-cell>
          <table:table-cell table:formula="of:=[.C9]-[.C8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8-01" calcext:value-type="date">
            <text:p>1-Aug-2014</text:p>
          </table:table-cell>
          <table:table-cell table:style-name="ce7" office:value-type="float" office:value="107" calcext:value-type="float">
            <text:p>107</text:p>
          </table:table-cell>
          <table:table-cell table:formula="of:=[.B10]-[.B9]" office:value-type="float" office:value="25" calcext:value-type="float">
            <text:p>25</text:p>
          </table:table-cell>
          <table:table-cell table:formula="of:=[.C10]-[.C9]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9-01" calcext:value-type="date">
            <text:p>1-Sep-2014</text:p>
          </table:table-cell>
          <table:table-cell table:style-name="ce7" office:value-type="float" office:value="132" calcext:value-type="float">
            <text:p>132</text:p>
          </table:table-cell>
          <table:table-cell table:formula="of:=[.B11]-[.B10]" office:value-type="float" office:value="28" calcext:value-type="float">
            <text:p>28</text:p>
          </table:table-cell>
          <table:table-cell table:formula="of:=[.C11]-[.C10]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0-01" calcext:value-type="date">
            <text:p>1-Oct-2014</text:p>
          </table:table-cell>
          <table:table-cell table:style-name="ce7" office:value-type="float" office:value="160" calcext:value-type="float">
            <text:p>160</text:p>
          </table:table-cell>
          <table:table-cell table:formula="of:=[.B12]-[.B11]" office:value-type="float" office:value="30" calcext:value-type="float">
            <text:p>30</text:p>
          </table:table-cell>
          <table:table-cell table:formula="of:=[.C12]-[.C11]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1-01" calcext:value-type="date">
            <text:p>1-Nov-2014</text:p>
          </table:table-cell>
          <table:table-cell table:style-name="ce7" office:value-type="float" office:value="190" calcext:value-type="float">
            <text:p>190</text:p>
          </table:table-cell>
          <table:table-cell table:formula="of:=[.B13]-[.B12]" office:value-type="float" office:value="31" calcext:value-type="float">
            <text:p>31</text:p>
          </table:table-cell>
          <table:table-cell table:formula="of:=[.C13]-[.C12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12-01" calcext:value-type="date">
            <text:p>1-Dec-2014</text:p>
          </table:table-cell>
          <table:table-cell table:style-name="ce7" office:value-type="float" office:value="221" calcext:value-type="float">
            <text:p>221</text:p>
          </table:table-cell>
          <table:table-cell table:formula="of:=[.B14]-[.B13]" office:value-type="float" office:value="31" calcext:value-type="float">
            <text:p>31</text:p>
          </table:table-cell>
          <table:table-cell table:formula="of:=[.C14]-[.C13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1-01" calcext:value-type="date">
            <text:p>1-Jan-2015</text:p>
          </table:table-cell>
          <table:table-cell table:style-name="ce7" office:value-type="float" office:value="252" calcext:value-type="float">
            <text:p>252</text:p>
          </table:table-cell>
          <table:table-cell table:formula="of:=[.B15]-[.B14]" office:value-type="float" office:value="31" calcext:value-type="float">
            <text:p>31</text:p>
          </table:table-cell>
          <table:table-cell table:formula="of:=[.C15]-[.C14]" office:value-type="float" office:value="-1" calcext:value-type="float">
            <text:p>-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2-01" calcext:value-type="date">
            <text:p>1-Feb-2015</text:p>
          </table:table-cell>
          <table:table-cell table:style-name="ce7" office:value-type="float" office:value="283" calcext:value-type="float">
            <text:p>283</text:p>
          </table:table-cell>
          <table:table-cell table:formula="of:=[.B16]-[.B15]" office:value-type="float" office:value="30" calcext:value-type="float">
            <text:p>30</text:p>
          </table:table-cell>
          <table:table-cell table:formula="of:=[.C16]-[.C15]" office:value-type="float" office:value="-2" calcext:value-type="float">
            <text:p>-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3-01" calcext:value-type="date">
            <text:p>1-Mar-2015</text:p>
          </table:table-cell>
          <table:table-cell table:style-name="ce7" office:value-type="float" office:value="313" calcext:value-type="float">
            <text:p>313</text:p>
          </table:table-cell>
          <table:table-cell table:formula="of:=[.B17]-[.B16]" office:value-type="float" office:value="28" calcext:value-type="float">
            <text:p>28</text:p>
          </table:table-cell>
          <table:table-cell table:formula="of:=[.C17]-[.C16]" office:value-type="float" office:value="-2" calcext:value-type="float">
            <text:p>-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4-01" calcext:value-type="date">
            <text:p>1-Apr-2015</text:p>
          </table:table-cell>
          <table:table-cell table:style-name="ce7" office:value-type="float" office:value="341" calcext:value-type="float">
            <text:p>341</text:p>
          </table:table-cell>
          <table:table-cell table:formula="of:=[.B18]-[.B17]" office:value-type="float" office:value="26" calcext:value-type="float">
            <text:p>26</text:p>
          </table:table-cell>
          <table:table-cell table:formula="of:=[.C18]-[.C17]" office:value-type="float" office:value="-3" calcext:value-type="float">
            <text:p>-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5-01" calcext:value-type="date">
            <text:p>1-May-2015</text:p>
          </table:table-cell>
          <table:table-cell table:style-name="ce7" office:value-type="float" office:value="367" calcext:value-type="float">
            <text:p>367</text:p>
          </table:table-cell>
          <table:table-cell table:formula="of:=[.B19]-[.B18]" office:value-type="float" office:value="23" calcext:value-type="float">
            <text:p>23</text:p>
          </table:table-cell>
          <table:table-cell table:formula="of:=[.C19]-[.C18]" office:value-type="float" office:value="-3" calcext:value-type="float">
            <text:p>-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6-01" calcext:value-type="date">
            <text:p>1-Jun-2015</text:p>
          </table:table-cell>
          <table:table-cell table:style-name="ce7" office:value-type="float" office:value="390" calcext:value-type="float">
            <text:p>390</text:p>
          </table:table-cell>
          <table:table-cell table:formula="of:=[.B20]-[.B19]" office:value-type="float" office:value="20" calcext:value-type="float">
            <text:p>20</text:p>
          </table:table-cell>
          <table:table-cell table:formula="of:=[.C20]-[.C19]" office:value-type="float" office:value="-4" calcext:value-type="float">
            <text:p>-4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7-01" calcext:value-type="date">
            <text:p>1-Jul-2015</text:p>
          </table:table-cell>
          <table:table-cell table:style-name="ce7" office:value-type="float" office:value="410" calcext:value-type="float">
            <text:p>410</text:p>
          </table:table-cell>
          <table:table-cell table:formula="of:=[.B21]-[.B20]" office:value-type="float" office:value="16" calcext:value-type="float">
            <text:p>16</text:p>
          </table:table-cell>
          <table:table-cell table:formula="of:=[.C21]-[.C20]" office:value-type="float" office:value="-5" calcext:value-type="float">
            <text:p>-5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8-01" calcext:value-type="date">
            <text:p>1-Aug-2015</text:p>
          </table:table-cell>
          <table:table-cell table:style-name="ce7" office:value-type="float" office:value="426" calcext:value-type="float">
            <text:p>426</text:p>
          </table:table-cell>
          <table:table-cell table:formula="of:=[.B22]-[.B21]" office:value-type="float" office:value="11" calcext:value-type="float">
            <text:p>11</text:p>
          </table:table-cell>
          <table:table-cell table:formula="of:=[.C22]-[.C21]" office:value-type="float" office:value="-4" calcext:value-type="float">
            <text:p>-4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9-01" calcext:value-type="date">
            <text:p>1-Sep-2015</text:p>
          </table:table-cell>
          <table:table-cell table:style-name="ce7" office:value-type="float" office:value="437" calcext:value-type="float">
            <text:p>437</text:p>
          </table:table-cell>
          <table:table-cell table:formula="of:=[.B23]-[.B22]" office:value-type="float" office:value="7" calcext:value-type="float">
            <text:p>7</text:p>
          </table:table-cell>
          <table:table-cell table:formula="of:=[.C23]-[.C22]" office:value-type="float" office:value="-2" calcext:value-type="float">
            <text:p>-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0-01" calcext:value-type="date">
            <text:p>1-Oct-2015</text:p>
          </table:table-cell>
          <table:table-cell table:style-name="ce7" office:value-type="float" office:value="444" calcext:value-type="float">
            <text:p>444</text:p>
          </table:table-cell>
          <table:table-cell table:formula="of:=[.B24]-[.B23]" office:value-type="float" office:value="5" calcext:value-type="float">
            <text:p>5</text:p>
          </table:table-cell>
          <table:table-cell table:formula="of:=[.C24]-[.C23]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1-01" calcext:value-type="date">
            <text:p>1-Nov-2015</text:p>
          </table:table-cell>
          <table:table-cell table:style-name="ce7" office:value-type="float" office:value="449" calcext:value-type="float">
            <text:p>449</text:p>
          </table:table-cell>
          <table:table-cell table:formula="of:=[.B25]-[.B24]"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table:style-name="ce18" office:value-type="date" office:date-value="2015-12-01" calcext:value-type="date">
            <text:p>1-Dec-2015</text:p>
          </table:table-cell>
          <table:table-cell table:style-name="ce7" office:value-type="float" office:value="454" calcext:value-type="float">
            <text:p>454</text:p>
          </table:table-cell>
          <table:table-cell table:number-columns-repeated="62"/>
        </table:table-row>
        <table:table-row table:style-name="ro2" table:number-rows-repeated="976">
          <table:table-cell table:style-name="ce18"/>
          <table:table-cell table:number-columns-repeated="63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3" table:style-name="ta4">
        <office:forms form:automatic-focus="false" form:apply-design-mode="false"/>
        <table:shapes>
          <draw:frame draw:z-index="0" draw:style-name="gr2" draw:text-style-name="P2" svg:width="11.9303in" svg:height="2.552in" svg:x="6.322in" svg:y="0.0835in">
            <draw:object draw:notify-on-update-of-ranges="'Exemplo 3'.A2:'Exemplo 3'.A25 'Exemplo 3'.B1:'Exemplo 3'.B1 'Exemplo 3'.B2:'Exemplo 3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2" svg:width="11.8827in" svg:height="2.387in" svg:x="6.3953in" svg:y="2.6937in">
            <draw:object draw:notify-on-update-of-ranges="'Exemplo 3'.C2:'Exemplo 3'.C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2" draw:text-style-name="P2" svg:width="11.7035in" svg:height="2.3016in" svg:x="6.2138in" svg:y="5.1543in">
            <draw:object draw:notify-on-update-of-ranges="'Exemplo 3'.D2:'Exemplo 3'.D2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60" table:default-cell-style-name="Default"/>
        <table:table-row table:style-name="ro3">
          <table:table-cell table:style-name="ce21" office:value-type="string" calcext:value-type="string">
            <text:p>Mês</text:p>
          </table:table-cell>
          <table:table-cell table:style-name="ce20" office:value-type="string" calcext:value-type="string">
            <text:p>Seguidores no Twitter</text:p>
          </table:table-cell>
          <table:table-cell table:style-name="ce21" office:value-type="string" calcext:value-type="string">
            <text:p>Aumento nos Seguidores no Twitter</text:p>
          </table:table-cell>
          <table:table-cell table:style-name="ce20" office:value-type="string" calcext:value-type="string">
            <text:p>Acekeração de Seguidores no Twitter</text:p>
          </table:table-cell>
          <table:table-cell table:style-name="ce27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01-01" calcext:value-type="date">
            <text:p>1-Jan-2014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B3]-[.B2]" office:value-type="float" office:value="5" calcext:value-type="float">
            <text:p>5</text:p>
          </table:table-cell>
          <table:table-cell table:style-name="ce24" table:formula="of:=[.C3]-[.C2]" office:value-type="float" office:value="1" calcext:value-type="float">
            <text:p>1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02-01" calcext:value-type="date">
            <text:p>1-Feb-2014</text:p>
          </table:table-cell>
          <table:table-cell table:style-name="ce23" office:value-type="float" office:value="5" calcext:value-type="float">
            <text:p>5</text:p>
          </table:table-cell>
          <table:table-cell table:style-name="ce24" table:formula="of:=[.B4]-[.B3]" office:value-type="float" office:value="6" calcext:value-type="float">
            <text:p>6</text:p>
          </table:table-cell>
          <table:table-cell table:style-name="ce24" table:formula="of:=[.C4]-[.C3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03-01" calcext:value-type="date">
            <text:p>1-Mar-2014</text:p>
          </table:table-cell>
          <table:table-cell table:style-name="ce23" office:value-type="float" office:value="11" calcext:value-type="float">
            <text:p>11</text:p>
          </table:table-cell>
          <table:table-cell table:style-name="ce24" table:formula="of:=[.B5]-[.B4]" office:value-type="float" office:value="8" calcext:value-type="float">
            <text:p>8</text:p>
          </table:table-cell>
          <table:table-cell table:style-name="ce24" table:formula="of:=[.C5]-[.C4]" office:value-type="float" office:value="-3" calcext:value-type="float">
            <text:p>-3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04-01" calcext:value-type="date">
            <text:p>1-Apr-2014</text:p>
          </table:table-cell>
          <table:table-cell table:style-name="ce23" office:value-type="float" office:value="19" calcext:value-type="float">
            <text:p>19</text:p>
          </table:table-cell>
          <table:table-cell table:style-name="ce24" table:formula="of:=[.B6]-[.B5]" office:value-type="float" office:value="5" calcext:value-type="float">
            <text:p>5</text:p>
          </table:table-cell>
          <table:table-cell table:style-name="ce24" table:formula="of:=[.C6]-[.C5]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05-01" calcext:value-type="date">
            <text:p>1-May-2014</text:p>
          </table:table-cell>
          <table:table-cell table:style-name="ce23" office:value-type="float" office:value="24" calcext:value-type="float">
            <text:p>24</text:p>
          </table:table-cell>
          <table:table-cell table:style-name="ce24" table:formula="of:=[.B7]-[.B6]" office:value-type="float" office:value="5" calcext:value-type="float">
            <text:p>5</text:p>
          </table:table-cell>
          <table:table-cell table:style-name="ce24" table:formula="of:=[.C7]-[.C6]" office:value-type="float" office:value="-3" calcext:value-type="float">
            <text:p>-3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06-01" calcext:value-type="date">
            <text:p>1-Jun-2014</text:p>
          </table:table-cell>
          <table:table-cell table:style-name="ce23" office:value-type="float" office:value="29" calcext:value-type="float">
            <text:p>29</text:p>
          </table:table-cell>
          <table:table-cell table:style-name="ce24" table:formula="of:=[.B8]-[.B7]" office:value-type="float" office:value="2" calcext:value-type="float">
            <text:p>2</text:p>
          </table:table-cell>
          <table:table-cell table:style-name="ce24" table:formula="of:=[.C8]-[.C7]" office:value-type="float" office:value="4" calcext:value-type="float">
            <text:p>4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07-01" calcext:value-type="date">
            <text:p>1-Jul-2014</text:p>
          </table:table-cell>
          <table:table-cell table:style-name="ce23" office:value-type="float" office:value="31" calcext:value-type="float">
            <text:p>31</text:p>
          </table:table-cell>
          <table:table-cell table:style-name="ce24" table:formula="of:=[.B9]-[.B8]" office:value-type="float" office:value="6" calcext:value-type="float">
            <text:p>6</text:p>
          </table:table-cell>
          <table:table-cell table:style-name="ce24" table:formula="of:=[.C9]-[.C8]" office:value-type="float" office:value="4" calcext:value-type="float">
            <text:p>4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08-01" calcext:value-type="date">
            <text:p>1-Aug-2014</text:p>
          </table:table-cell>
          <table:table-cell table:style-name="ce23" office:value-type="float" office:value="37" calcext:value-type="float">
            <text:p>37</text:p>
          </table:table-cell>
          <table:table-cell table:style-name="ce24" table:formula="of:=[.B10]-[.B9]" office:value-type="float" office:value="10" calcext:value-type="float">
            <text:p>10</text:p>
          </table:table-cell>
          <table:table-cell table:style-name="ce24" table:formula="of:=[.C10]-[.C9]" office:value-type="float" office:value="5" calcext:value-type="float">
            <text:p>5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09-01" calcext:value-type="date">
            <text:p>1-Sep-2014</text:p>
          </table:table-cell>
          <table:table-cell table:style-name="ce23" office:value-type="float" office:value="47" calcext:value-type="float">
            <text:p>47</text:p>
          </table:table-cell>
          <table:table-cell table:style-name="ce24" table:formula="of:=[.B11]-[.B10]" office:value-type="float" office:value="15" calcext:value-type="float">
            <text:p>15</text:p>
          </table:table-cell>
          <table:table-cell table:style-name="ce24" table:formula="of:=[.C11]-[.C10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10-01" calcext:value-type="date">
            <text:p>1-Oct-2014</text:p>
          </table:table-cell>
          <table:table-cell table:style-name="ce23" office:value-type="float" office:value="62" calcext:value-type="float">
            <text:p>62</text:p>
          </table:table-cell>
          <table:table-cell table:style-name="ce24" table:formula="of:=[.B12]-[.B11]" office:value-type="float" office:value="17" calcext:value-type="float">
            <text:p>17</text:p>
          </table:table-cell>
          <table:table-cell table:style-name="ce24" table:formula="of:=[.C12]-[.C11]" office:value-type="float" office:value="3" calcext:value-type="float">
            <text:p>3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11-01" calcext:value-type="date">
            <text:p>1-Nov-2014</text:p>
          </table:table-cell>
          <table:table-cell table:style-name="ce23" office:value-type="float" office:value="79" calcext:value-type="float">
            <text:p>79</text:p>
          </table:table-cell>
          <table:table-cell table:style-name="ce24" table:formula="of:=[.B13]-[.B12]" office:value-type="float" office:value="20" calcext:value-type="float">
            <text:p>20</text:p>
          </table:table-cell>
          <table:table-cell table:style-name="ce24" table:formula="of:=[.C13]-[.C12]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4-12-01" calcext:value-type="date">
            <text:p>1-Dec-2014</text:p>
          </table:table-cell>
          <table:table-cell table:style-name="ce23" office:value-type="float" office:value="99" calcext:value-type="float">
            <text:p>99</text:p>
          </table:table-cell>
          <table:table-cell table:style-name="ce24" table:formula="of:=[.B14]-[.B13]" office:value-type="float" office:value="20" calcext:value-type="float">
            <text:p>20</text:p>
          </table:table-cell>
          <table:table-cell table:style-name="ce24" table:formula="of:=[.C14]-[.C13]" office:value-type="float" office:value="3" calcext:value-type="float">
            <text:p>3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01-01" calcext:value-type="date">
            <text:p>1-Jan-2015</text:p>
          </table:table-cell>
          <table:table-cell table:style-name="ce23" office:value-type="float" office:value="119" calcext:value-type="float">
            <text:p>119</text:p>
          </table:table-cell>
          <table:table-cell table:style-name="ce24" table:formula="of:=[.B15]-[.B14]" office:value-type="float" office:value="23" calcext:value-type="float">
            <text:p>23</text:p>
          </table:table-cell>
          <table:table-cell table:style-name="ce24" table:formula="of:=[.C15]-[.C14]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02-01" calcext:value-type="date">
            <text:p>1-Feb-2015</text:p>
          </table:table-cell>
          <table:table-cell table:style-name="ce23" office:value-type="float" office:value="142" calcext:value-type="float">
            <text:p>142</text:p>
          </table:table-cell>
          <table:table-cell table:style-name="ce24" table:formula="of:=[.B16]-[.B15]" office:value-type="float" office:value="23" calcext:value-type="float">
            <text:p>23</text:p>
          </table:table-cell>
          <table:table-cell table:style-name="ce24" table:formula="of:=[.C16]-[.C15]" office:value-type="float" office:value="-5" calcext:value-type="float">
            <text:p>-5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03-01" calcext:value-type="date">
            <text:p>1-Mar-2015</text:p>
          </table:table-cell>
          <table:table-cell table:style-name="ce23" office:value-type="float" office:value="165" calcext:value-type="float">
            <text:p>165</text:p>
          </table:table-cell>
          <table:table-cell table:style-name="ce24" table:formula="of:=[.B17]-[.B16]" office:value-type="float" office:value="18" calcext:value-type="float">
            <text:p>18</text:p>
          </table:table-cell>
          <table:table-cell table:style-name="ce24" table:formula="of:=[.C17]-[.C16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04-01" calcext:value-type="date">
            <text:p>1-Apr-2015</text:p>
          </table:table-cell>
          <table:table-cell table:style-name="ce23" office:value-type="float" office:value="183" calcext:value-type="float">
            <text:p>183</text:p>
          </table:table-cell>
          <table:table-cell table:style-name="ce24" table:formula="of:=[.B18]-[.B17]" office:value-type="float" office:value="20" calcext:value-type="float">
            <text:p>20</text:p>
          </table:table-cell>
          <table:table-cell table:style-name="ce24" table:formula="of:=[.C18]-[.C17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05-01" calcext:value-type="date">
            <text:p>1-May-2015</text:p>
          </table:table-cell>
          <table:table-cell table:style-name="ce23" office:value-type="float" office:value="203" calcext:value-type="float">
            <text:p>203</text:p>
          </table:table-cell>
          <table:table-cell table:style-name="ce24" table:formula="of:=[.B19]-[.B18]" office:value-type="float" office:value="22" calcext:value-type="float">
            <text:p>22</text:p>
          </table:table-cell>
          <table:table-cell table:style-name="ce24" table:formula="of:=[.C19]-[.C18]" office:value-type="float" office:value="-3" calcext:value-type="float">
            <text:p>-3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06-01" calcext:value-type="date">
            <text:p>1-Jun-2015</text:p>
          </table:table-cell>
          <table:table-cell table:style-name="ce23" office:value-type="float" office:value="225" calcext:value-type="float">
            <text:p>225</text:p>
          </table:table-cell>
          <table:table-cell table:style-name="ce24" table:formula="of:=[.B20]-[.B19]" office:value-type="float" office:value="19" calcext:value-type="float">
            <text:p>19</text:p>
          </table:table-cell>
          <table:table-cell table:style-name="ce24" table:formula="of:=[.C20]-[.C19]" office:value-type="float" office:value="-1" calcext:value-type="float">
            <text:p>-1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07-01" calcext:value-type="date">
            <text:p>1-Jul-2015</text:p>
          </table:table-cell>
          <table:table-cell table:style-name="ce23" office:value-type="float" office:value="244" calcext:value-type="float">
            <text:p>244</text:p>
          </table:table-cell>
          <table:table-cell table:style-name="ce24" table:formula="of:=[.B21]-[.B20]" office:value-type="float" office:value="18" calcext:value-type="float">
            <text:p>18</text:p>
          </table:table-cell>
          <table:table-cell table:style-name="ce24" table:formula="of:=[.C21]-[.C20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08-01" calcext:value-type="date">
            <text:p>1-Aug-2015</text:p>
          </table:table-cell>
          <table:table-cell table:style-name="ce23" office:value-type="float" office:value="262" calcext:value-type="float">
            <text:p>262</text:p>
          </table:table-cell>
          <table:table-cell table:style-name="ce24" table:formula="of:=[.B22]-[.B21]" office:value-type="float" office:value="20" calcext:value-type="float">
            <text:p>20</text:p>
          </table:table-cell>
          <table:table-cell table:style-name="ce24" table:formula="of:=[.C22]-[.C21]" office:value-type="float" office:value="-1" calcext:value-type="float">
            <text:p>-1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09-01" calcext:value-type="date">
            <text:p>1-Sep-2015</text:p>
          </table:table-cell>
          <table:table-cell table:style-name="ce23" office:value-type="float" office:value="282" calcext:value-type="float">
            <text:p>282</text:p>
          </table:table-cell>
          <table:table-cell table:style-name="ce24" table:formula="of:=[.B23]-[.B22]" office:value-type="float" office:value="19" calcext:value-type="float">
            <text:p>19</text:p>
          </table:table-cell>
          <table:table-cell table:style-name="ce24" table:formula="of:=[.C23]-[.C22]" office:value-type="float" office:value="5" calcext:value-type="float">
            <text:p>5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10-01" calcext:value-type="date">
            <text:p>1-Oct-2015</text:p>
          </table:table-cell>
          <table:table-cell table:style-name="ce23" office:value-type="float" office:value="301" calcext:value-type="float">
            <text:p>301</text:p>
          </table:table-cell>
          <table:table-cell table:style-name="ce24" table:formula="of:=[.B24]-[.B23]" office:value-type="float" office:value="24" calcext:value-type="float">
            <text:p>24</text:p>
          </table:table-cell>
          <table:table-cell table:style-name="ce24" table:formula="of:=[.C24]-[.C23]" office:value-type="float" office:value="2" calcext:value-type="float">
            <text:p>2</text:p>
          </table:table-cell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11-01" calcext:value-type="date">
            <text:p>1-Nov-2015</text:p>
          </table:table-cell>
          <table:table-cell table:style-name="ce23" office:value-type="float" office:value="325" calcext:value-type="float">
            <text:p>325</text:p>
          </table:table-cell>
          <table:table-cell table:style-name="ce24" table:formula="of:=[.B25]-[.B24]" office:value-type="float" office:value="26" calcext:value-type="float">
            <text:p>26</text:p>
          </table:table-cell>
          <table:table-cell table:style-name="ce26"/>
          <table:table-cell table:style-name="ce28" table:number-columns-repeated="2"/>
          <table:table-cell table:number-columns-repeated="58"/>
        </table:table-row>
        <table:table-row table:style-name="ro3">
          <table:table-cell table:style-name="ce22" office:value-type="date" office:date-value="2015-12-01" calcext:value-type="date">
            <text:p>1-Dec-2015</text:p>
          </table:table-cell>
          <table:table-cell table:style-name="ce23" office:value-type="float" office:value="351" calcext:value-type="float">
            <text:p>351</text:p>
          </table:table-cell>
          <table:table-cell table:style-name="ce23"/>
          <table:table-cell table:style-name="ce26"/>
          <table:table-cell table:style-name="ce25"/>
          <table:table-cell table:style-name="ce28"/>
          <table:table-cell table:number-columns-repeated="58"/>
        </table:table-row>
        <table:table-row table:style-name="ro2" table:number-rows-repeated="976">
          <table:table-cell table:style-name="ce18"/>
          <table:table-cell/>
          <table:table-cell table:style-name="ce25" table:number-columns-repeated="4"/>
          <table:table-cell table:number-columns-repeated="58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Dias - 1" table:style-name="ta5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2" table:number-columns-repeated="62" table:default-cell-style-name="Default"/>
        <table:table-row table:style-name="ro4"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Vendas Quantidade</text:p>
          </table:table-cell>
          <table:table-cell>
            <draw:frame table:end-cell-address="'Exemplo Dias - 1'.L15" table:end-x="0.2598in" table:end-y="0.0205in" draw:z-index="0" draw:name="Chart 10" draw:style-name="gr1" draw:text-style-name="P1" svg:width="10.2469in" svg:height="2.8646in" svg:x="0.0319in" svg:y="0.0626in">
              <draw:object draw:notify-on-update-of-ranges="'Exemplo Dias - 1'.A2:'Exemplo Dias - 1'.A60 'Exemplo Dias - 1'.B1:'Exemplo Dias - 1'.B1 'Exemplo Dias - 1'.B2:'Exemplo Dias - 1'.B6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1"/>
        </table:table-row>
        <table:table-row table:style-name="ro5">
          <table:table-cell table:style-name="ce29" office:value-type="date" office:date-value="2015-01-01" calcext:value-type="date">
            <text:p>1/1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2" calcext:value-type="date">
            <text:p>1/2/2015</text:p>
          </table:table-cell>
          <table:table-cell office:value-type="float" office:value="54" calcext:value-type="float">
            <text:p>5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3" calcext:value-type="date">
            <text:p>1/3/2015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4" calcext:value-type="date">
            <text:p>1/4/2015</text:p>
          </table:table-cell>
          <table:table-cell office:value-type="float" office:value="19" calcext:value-type="float">
            <text:p>1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5" calcext:value-type="date">
            <text:p>1/5/2015</text:p>
          </table:table-cell>
          <table:table-cell office:value-type="float" office:value="57" calcext:value-type="float">
            <text:p>5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6" calcext:value-type="date">
            <text:p>1/6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7" calcext:value-type="date">
            <text:p>1/7/2015</text:p>
          </table:table-cell>
          <table:table-cell office:value-type="float" office:value="53" calcext:value-type="float">
            <text:p>5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8" calcext:value-type="date">
            <text:p>1/8/2015</text:p>
          </table:table-cell>
          <table:table-cell office:value-type="float" office:value="59" calcext:value-type="float">
            <text:p>5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09" calcext:value-type="date">
            <text:p>1/9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0" calcext:value-type="date">
            <text:p>1/10/2015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1" calcext:value-type="date">
            <text:p>1/11/2015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2" calcext:value-type="date">
            <text:p>1/12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3" calcext:value-type="date">
            <text:p>1/13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4" calcext:value-type="date">
            <text:p>1/14/2015</text:p>
          </table:table-cell>
          <table:table-cell office:value-type="float" office:value="59" calcext:value-type="float">
            <text:p>5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5" calcext:value-type="date">
            <text:p>1/15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6" calcext:value-type="date">
            <text:p>1/16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7" calcext:value-type="date">
            <text:p>1/17/2015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8" calcext:value-type="date">
            <text:p>1/18/2015</text:p>
          </table:table-cell>
          <table:table-cell office:value-type="float" office:value="20" calcext:value-type="float">
            <text:p>2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19" calcext:value-type="date">
            <text:p>1/19/2015</text:p>
          </table:table-cell>
          <table:table-cell office:value-type="float" office:value="59" calcext:value-type="float">
            <text:p>5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0" calcext:value-type="date">
            <text:p>1/20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1" calcext:value-type="date">
            <text:p>1/21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2" calcext:value-type="date">
            <text:p>1/22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3" calcext:value-type="date">
            <text:p>1/23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4" calcext:value-type="date">
            <text:p>1/24/2015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5" calcext:value-type="date">
            <text:p>1/25/2015</text:p>
          </table:table-cell>
          <table:table-cell office:value-type="float" office:value="13" calcext:value-type="float">
            <text:p>1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6" calcext:value-type="date">
            <text:p>1/26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7" calcext:value-type="date">
            <text:p>1/27/2015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8" calcext:value-type="date">
            <text:p>1/28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29" calcext:value-type="date">
            <text:p>1/29/2015</text:p>
          </table:table-cell>
          <table:table-cell office:value-type="float" office:value="53" calcext:value-type="float">
            <text:p>5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30" calcext:value-type="date">
            <text:p>1/30/2015</text:p>
          </table:table-cell>
          <table:table-cell office:value-type="float" office:value="57" calcext:value-type="float">
            <text:p>5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1-31" calcext:value-type="date">
            <text:p>1/31/2015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1" calcext:value-type="date">
            <text:p>2/1/2015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2" calcext:value-type="date">
            <text:p>2/2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3" calcext:value-type="date">
            <text:p>2/3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4" calcext:value-type="date">
            <text:p>2/4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5" calcext:value-type="date">
            <text:p>2/5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6" calcext:value-type="date">
            <text:p>2/6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7" calcext:value-type="date">
            <text:p>2/7/2015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8" calcext:value-type="date">
            <text:p>2/8/2015</text:p>
          </table:table-cell>
          <table:table-cell office:value-type="float" office:value="11" calcext:value-type="float">
            <text:p>1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09" calcext:value-type="date">
            <text:p>2/9/2015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0" calcext:value-type="date">
            <text:p>2/10/2015</text:p>
          </table:table-cell>
          <table:table-cell office:value-type="float" office:value="53" calcext:value-type="float">
            <text:p>5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1" calcext:value-type="date">
            <text:p>2/11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2" calcext:value-type="date">
            <text:p>2/12/2015</text:p>
          </table:table-cell>
          <table:table-cell office:value-type="float" office:value="55" calcext:value-type="float">
            <text:p>55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3" calcext:value-type="date">
            <text:p>2/13/2015</text:p>
          </table:table-cell>
          <table:table-cell office:value-type="float" office:value="59" calcext:value-type="float">
            <text:p>59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4" calcext:value-type="date">
            <text:p>2/14/2015</text:p>
          </table:table-cell>
          <table:table-cell office:value-type="float" office:value="12" calcext:value-type="float">
            <text:p>1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5" calcext:value-type="date">
            <text:p>2/15/2015</text:p>
          </table:table-cell>
          <table:table-cell office:value-type="float" office:value="18" calcext:value-type="float">
            <text:p>1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6" calcext:value-type="date">
            <text:p>2/16/2015</text:p>
          </table:table-cell>
          <table:table-cell office:value-type="float" office:value="57" calcext:value-type="float">
            <text:p>5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7" calcext:value-type="date">
            <text:p>2/17/2015</text:p>
          </table:table-cell>
          <table:table-cell office:value-type="float" office:value="51" calcext:value-type="float">
            <text:p>51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8" calcext:value-type="date">
            <text:p>2/18/2015</text:p>
          </table:table-cell>
          <table:table-cell office:value-type="float" office:value="54" calcext:value-type="float">
            <text:p>54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19" calcext:value-type="date">
            <text:p>2/19/2015</text:p>
          </table:table-cell>
          <table:table-cell office:value-type="float" office:value="60" calcext:value-type="float">
            <text:p>60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0" calcext:value-type="date">
            <text:p>2/20/2015</text:p>
          </table:table-cell>
          <table:table-cell office:value-type="float" office:value="53" calcext:value-type="float">
            <text:p>5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1" calcext:value-type="date">
            <text:p>2/21/2015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2" calcext:value-type="date">
            <text:p>2/22/2015</text:p>
          </table:table-cell>
          <table:table-cell office:value-type="float" office:value="13" calcext:value-type="float">
            <text:p>13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3" calcext:value-type="date">
            <text:p>2/23/2015</text:p>
          </table:table-cell>
          <table:table-cell office:value-type="float" office:value="58" calcext:value-type="float">
            <text:p>58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4" calcext:value-type="date">
            <text:p>2/24/2015</text:p>
          </table:table-cell>
          <table:table-cell office:value-type="float" office:value="52" calcext:value-type="float">
            <text:p>52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5" calcext:value-type="date">
            <text:p>2/25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6" calcext:value-type="date">
            <text:p>2/26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7" calcext:value-type="date">
            <text:p>2/27/2015</text:p>
          </table:table-cell>
          <table:table-cell office:value-type="float" office:value="56" calcext:value-type="float">
            <text:p>56</text:p>
          </table:table-cell>
          <table:table-cell table:number-columns-repeated="62"/>
        </table:table-row>
        <table:table-row table:style-name="ro2">
          <table:table-cell table:style-name="ce29" office:value-type="date" office:date-value="2015-02-28" calcext:value-type="date">
            <text:p>2/28/2015</text:p>
          </table:table-cell>
          <table:table-cell office:value-type="float" office:value="19" calcext:value-type="float">
            <text:p>19</text:p>
          </table:table-cell>
          <table:table-cell table:number-columns-repeated="62"/>
        </table:table-row>
        <table:table-row table:style-name="ro2" table:number-rows-repeated="3">
          <table:table-cell table:style-name="ce29"/>
          <table:table-cell table:number-columns-repeated="63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dias - 2" table:style-name="ta6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2" table:number-columns-repeated="62" table:default-cell-style-name="Default"/>
        <table:table-row table:style-name="ro2">
          <table:table-cell table:style-name="ce17" office:value-type="string" calcext:value-type="string">
            <text:p>Mês</text:p>
          </table:table-cell>
          <table:table-cell table:style-name="ce17" office:value-type="string" calcext:value-type="string">
            <text:p>Vendas em R$</text:p>
          </table:table-cell>
          <table:table-cell table:style-name="ce19" office:value-type="string" calcext:value-type="string">
            <text:p>Dias úteis</text:p>
          </table:table-cell>
          <table:table-cell table:style-name="ce19" office:value-type="string" calcext:value-type="string">
            <text:p>Vendas por dia útil</text:p>
          </table:table-cell>
          <table:table-cell table:style-name="ce19" office:value-type="string" calcext:value-type="string">
            <text:p>Aumento de Vendas por dia útil</text:p>
          </table:table-cell>
          <table:table-cell>
            <draw:frame table:end-cell-address="'Exemplo dias - 2'.M10" table:end-x="0.9894in" table:end-y="0.0205in" draw:z-index="0" draw:name="Chart 11" draw:style-name="gr1" draw:text-style-name="P1" svg:width="8.4488in" svg:height="1.9898in" svg:x="0.3335in" svg:y="0in">
              <draw:object draw:notify-on-update-of-ranges="'Exemplo dias - 2'.A2:'Exemplo dias - 2'.A25 'Exemplo dias - 2'.B1:'Exemplo dias - 2'.B1 'Exemplo dias - 2'.B2:'Exemplo dias - 2'.B25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8"/>
        </table:table-row>
        <table:table-row table:style-name="ro2">
          <table:table-cell table:style-name="ce18" office:value-type="date" office:date-value="2014-01-01" calcext:value-type="date">
            <text:p>1-Jan-2014</text:p>
          </table:table-cell>
          <table:table-cell table:style-name="ce30" office:value-type="float" office:value="2420" calcext:value-type="float">
            <text:p>2420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2]/[.C2]" office:value-type="float" office:value="110" calcext:value-type="float">
            <text:p>110</text:p>
          </table:table-cell>
          <table:table-cell table:formula="of:=[.D3]-[.D2]" office:value-type="float" office:value="90" calcext:value-type="float">
            <text:p>9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2-01" calcext:value-type="date">
            <text:p>1-Feb-2014</text:p>
          </table:table-cell>
          <table:table-cell office:value-type="float" office:value="4000" calcext:value-type="float">
            <text:p>40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3]/[.C3]" office:value-type="float" office:value="200" calcext:value-type="float">
            <text:p>200</text:p>
          </table:table-cell>
          <table:table-cell table:formula="of:=[.D4]-[.D3]" office:value-type="float" office:value="124" calcext:value-type="float">
            <text:p>124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3-01" calcext:value-type="date">
            <text:p>1-Mar-2014</text:p>
          </table:table-cell>
          <table:table-cell office:value-type="float" office:value="5832" calcext:value-type="float">
            <text:p>583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B4]/[.C4]" office:value-type="float" office:value="324" calcext:value-type="float">
            <text:p>324</text:p>
          </table:table-cell>
          <table:table-cell table:formula="of:=[.D5]-[.D4]" office:value-type="float" office:value="156" calcext:value-type="float">
            <text:p>156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4-01" calcext:value-type="date">
            <text:p>1-Apr-2014</text:p>
          </table:table-cell>
          <table:table-cell office:value-type="float" office:value="9600" calcext:value-type="float">
            <text:p>96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5]/[.C5]" office:value-type="float" office:value="480" calcext:value-type="float">
            <text:p>480</text:p>
          </table:table-cell>
          <table:table-cell table:formula="of:=[.D6]-[.D5]" office:value-type="float" office:value="150" calcext:value-type="float">
            <text:p>15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5-01" calcext:value-type="date">
            <text:p>1-May-2014</text:p>
          </table:table-cell>
          <table:table-cell office:value-type="float" office:value="13230" calcext:value-type="float">
            <text:p>1323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6]/[.C6]" office:value-type="float" office:value="630" calcext:value-type="float">
            <text:p>630</text:p>
          </table:table-cell>
          <table:table-cell table:formula="of:=[.D7]-[.D6]" office:value-type="float" office:value="190" calcext:value-type="float">
            <text:p>19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6-01" calcext:value-type="date">
            <text:p>1-Jun-2014</text:p>
          </table:table-cell>
          <table:table-cell office:value-type="float" office:value="16400" calcext:value-type="float">
            <text:p>164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7]/[.C7]" office:value-type="float" office:value="820" calcext:value-type="float">
            <text:p>820</text:p>
          </table:table-cell>
          <table:table-cell table:formula="of:=[.D8]-[.D7]" office:value-type="float" office:value="192" calcext:value-type="float">
            <text:p>192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7-01" calcext:value-type="date">
            <text:p>1-Jul-2014</text:p>
          </table:table-cell>
          <table:table-cell office:value-type="float" office:value="22264" calcext:value-type="float">
            <text:p>22264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8]/[.C8]" office:value-type="float" office:value="1012" calcext:value-type="float">
            <text:p>1012</text:p>
          </table:table-cell>
          <table:table-cell table:formula="of:=[.D9]-[.D8]" office:value-type="float" office:value="227" calcext:value-type="float">
            <text:p>227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8-01" calcext:value-type="date">
            <text:p>1-Aug-2014</text:p>
          </table:table-cell>
          <table:table-cell office:value-type="float" office:value="26019" calcext:value-type="float">
            <text:p>26019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9]/[.C9]" office:value-type="float" office:value="1239" calcext:value-type="float">
            <text:p>1239</text:p>
          </table:table-cell>
          <table:table-cell table:formula="of:=[.D10]-[.D9]" office:value-type="float" office:value="235" calcext:value-type="float">
            <text:p>235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09-01" calcext:value-type="date">
            <text:p>1-Sep-2014</text:p>
          </table:table-cell>
          <table:table-cell office:value-type="float" office:value="32428" calcext:value-type="float">
            <text:p>32428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10]/[.C10]" office:value-type="float" office:value="1474" calcext:value-type="float">
            <text:p>1474</text:p>
          </table:table-cell>
          <table:table-cell table:formula="of:=[.D11]-[.D10]" office:value-type="float" office:value="274" calcext:value-type="float">
            <text:p>274</text:p>
          </table:table-cell>
          <table:table-cell table:style-name="ce7">
            <draw:frame table:end-cell-address="'Exemplo dias - 2'.M18" table:end-x="0.9894in" table:end-y="0.0102in" draw:z-index="1" draw:name="Chart 12" draw:style-name="gr1" draw:text-style-name="P1" svg:width="8.4177in" svg:height="1.7185in" svg:x="0.3646in" svg:y="0.2862in">
              <draw:object draw:notify-on-update-of-ranges="'Exemplo dias - 2'.D1:'Exemplo dias - 2'.D1 'Exemplo dias - 2'.D2:'Exemplo dias - 2'.D2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8"/>
        </table:table-row>
        <table:table-row table:style-name="ro2">
          <table:table-cell table:style-name="ce18" office:value-type="date" office:date-value="2014-10-01" calcext:value-type="date">
            <text:p>1-Oct-2014</text:p>
          </table:table-cell>
          <table:table-cell office:value-type="float" office:value="40204" calcext:value-type="float">
            <text:p>40204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[.B11]/[.C11]" office:value-type="float" office:value="1748" calcext:value-type="float">
            <text:p>1748</text:p>
          </table:table-cell>
          <table:table-cell table:formula="of:=[.D12]-[.D11]" office:value-type="float" office:value="272" calcext:value-type="float">
            <text:p>272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11-01" calcext:value-type="date">
            <text:p>1-Nov-2014</text:p>
          </table:table-cell>
          <table:table-cell office:value-type="float" office:value="40400" calcext:value-type="float">
            <text:p>404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12]/[.C12]" office:value-type="float" office:value="2020" calcext:value-type="float">
            <text:p>2020</text:p>
          </table:table-cell>
          <table:table-cell table:formula="of:=[.D13]-[.D12]" office:value-type="float" office:value="290" calcext:value-type="float">
            <text:p>29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4-12-01" calcext:value-type="date">
            <text:p>1-Dec-2014</text:p>
          </table:table-cell>
          <table:table-cell office:value-type="float" office:value="50820" calcext:value-type="float">
            <text:p>50820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13]/[.C13]" office:value-type="float" office:value="2310" calcext:value-type="float">
            <text:p>2310</text:p>
          </table:table-cell>
          <table:table-cell table:formula="of:=[.D14]-[.D13]" office:value-type="float" office:value="294" calcext:value-type="float">
            <text:p>294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1-01" calcext:value-type="date">
            <text:p>1-Jan-2015</text:p>
          </table:table-cell>
          <table:table-cell office:value-type="float" office:value="54684" calcext:value-type="float">
            <text:p>54684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14]/[.C14]" office:value-type="float" office:value="2604" calcext:value-type="float">
            <text:p>2604</text:p>
          </table:table-cell>
          <table:table-cell table:formula="of:=[.D15]-[.D14]" office:value-type="float" office:value="320" calcext:value-type="float">
            <text:p>32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2-01" calcext:value-type="date">
            <text:p>1-Feb-2015</text:p>
          </table:table-cell>
          <table:table-cell office:value-type="float" office:value="49708" calcext:value-type="float">
            <text:p>49708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[.B15]/[.C15]" office:value-type="float" office:value="2924" calcext:value-type="float">
            <text:p>2924</text:p>
          </table:table-cell>
          <table:table-cell table:formula="of:=[.D16]-[.D15]" office:value-type="float" office:value="332" calcext:value-type="float">
            <text:p>332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3-01" calcext:value-type="date">
            <text:p>1-Mar-2015</text:p>
          </table:table-cell>
          <table:table-cell office:value-type="float" office:value="71632" calcext:value-type="float">
            <text:p>71632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16]/[.C16]" office:value-type="float" office:value="3256" calcext:value-type="float">
            <text:p>3256</text:p>
          </table:table-cell>
          <table:table-cell table:formula="of:=[.D17]-[.D16]" office:value-type="float" office:value="364" calcext:value-type="float">
            <text:p>364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4-01" calcext:value-type="date">
            <text:p>1-Apr-2015</text:p>
          </table:table-cell>
          <table:table-cell office:value-type="float" office:value="72400" calcext:value-type="float">
            <text:p>724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17]/[.C17]" office:value-type="float" office:value="3620" calcext:value-type="float">
            <text:p>3620</text:p>
          </table:table-cell>
          <table:table-cell table:formula="of:=[.D18]-[.D17]" office:value-type="float" office:value="380" calcext:value-type="float">
            <text:p>380</text:p>
          </table:table-cell>
          <table:table-cell table:style-name="ce7">
            <draw:frame table:end-cell-address="'Exemplo dias - 2'.J27" table:end-x="1.0413in" table:end-y="0.1559in" draw:z-index="2" draw:name="Chart 13" draw:style-name="gr1" draw:text-style-name="P1" svg:width="5.1295in" svg:height="2.187in" svg:x="0.3646in" svg:y="0.5898in">
              <draw:object draw:notify-on-update-of-ranges="'Exemplo dias - 2'.E1:'Exemplo dias - 2'.E1 'Exemplo dias - 2'.E2:'Exemplo dias - 2'.E24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58"/>
        </table:table-row>
        <table:table-row table:style-name="ro2">
          <table:table-cell table:style-name="ce18" office:value-type="date" office:date-value="2015-05-01" calcext:value-type="date">
            <text:p>1-May-2015</text:p>
          </table:table-cell>
          <table:table-cell office:value-type="float" office:value="80000" calcext:value-type="float">
            <text:p>800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18]/[.C18]" office:value-type="float" office:value="4000" calcext:value-type="float">
            <text:p>4000</text:p>
          </table:table-cell>
          <table:table-cell table:formula="of:=[.D19]-[.D18]" office:value-type="float" office:value="410" calcext:value-type="float">
            <text:p>41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6-01" calcext:value-type="date">
            <text:p>1-Jun-2015</text:p>
          </table:table-cell>
          <table:table-cell office:value-type="float" office:value="92610" calcext:value-type="float">
            <text:p>92610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19]/[.C19]" office:value-type="float" office:value="4410" calcext:value-type="float">
            <text:p>4410</text:p>
          </table:table-cell>
          <table:table-cell table:formula="of:=[.D20]-[.D19]" office:value-type="float" office:value="430" calcext:value-type="float">
            <text:p>430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7-01" calcext:value-type="date">
            <text:p>1-Jul-2015</text:p>
          </table:table-cell>
          <table:table-cell office:value-type="float" office:value="106480" calcext:value-type="float">
            <text:p>106480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20]/[.C20]" office:value-type="float" office:value="4840" calcext:value-type="float">
            <text:p>4840</text:p>
          </table:table-cell>
          <table:table-cell table:formula="of:=[.D21]-[.D20]" office:value-type="float" office:value="431" calcext:value-type="float">
            <text:p>431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8-01" calcext:value-type="date">
            <text:p>1-Aug-2015</text:p>
          </table:table-cell>
          <table:table-cell office:value-type="float" office:value="110691" calcext:value-type="float">
            <text:p>110691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21]/[.C21]" office:value-type="float" office:value="5271" calcext:value-type="float">
            <text:p>5271</text:p>
          </table:table-cell>
          <table:table-cell table:formula="of:=[.D22]-[.D21]" office:value-type="float" office:value="462" calcext:value-type="float">
            <text:p>462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09-01" calcext:value-type="date">
            <text:p>1-Sep-2015</text:p>
          </table:table-cell>
          <table:table-cell office:value-type="float" office:value="120393" calcext:value-type="float">
            <text:p>120393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22]/[.C22]" office:value-type="float" office:value="5733" calcext:value-type="float">
            <text:p>5733</text:p>
          </table:table-cell>
          <table:table-cell table:formula="of:=[.D23]-[.D22]" office:value-type="float" office:value="483" calcext:value-type="float">
            <text:p>483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10-01" calcext:value-type="date">
            <text:p>1-Oct-2015</text:p>
          </table:table-cell>
          <table:table-cell office:value-type="float" office:value="130536" calcext:value-type="float">
            <text:p>130536</text:p>
          </table:table-cell>
          <table:table-cell table:style-name="ce7" office:value-type="float" office:value="21" calcext:value-type="float">
            <text:p>21</text:p>
          </table:table-cell>
          <table:table-cell table:style-name="ce7" table:formula="of:=[.B23]/[.C23]" office:value-type="float" office:value="6216" calcext:value-type="float">
            <text:p>6216</text:p>
          </table:table-cell>
          <table:table-cell table:formula="of:=[.D24]-[.D23]" office:value-type="float" office:value="484" calcext:value-type="float">
            <text:p>484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11-01" calcext:value-type="date">
            <text:p>1-Nov-2015</text:p>
          </table:table-cell>
          <table:table-cell office:value-type="float" office:value="134000" calcext:value-type="float">
            <text:p>1340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[.B24]/[.C24]" office:value-type="float" office:value="6700" calcext:value-type="float">
            <text:p>6700</text:p>
          </table:table-cell>
          <table:table-cell table:formula="of:=[.D25]-[.D24]" office:value-type="float" office:value="516" calcext:value-type="float">
            <text:p>516</text:p>
          </table:table-cell>
          <table:table-cell table:style-name="ce7"/>
          <table:table-cell table:number-columns-repeated="58"/>
        </table:table-row>
        <table:table-row table:style-name="ro2">
          <table:table-cell table:style-name="ce18" office:value-type="date" office:date-value="2015-12-01" calcext:value-type="date">
            <text:p>1-Dec-2015</text:p>
          </table:table-cell>
          <table:table-cell office:value-type="float" office:value="158752" calcext:value-type="float">
            <text:p>158752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[.B25]/[.C25]" office:value-type="float" office:value="7216" calcext:value-type="float">
            <text:p>7216</text:p>
          </table:table-cell>
          <table:table-cell/>
          <table:table-cell table:style-name="ce7"/>
          <table:table-cell table:number-columns-repeated="58"/>
        </table:table-row>
        <table:table-row table:style-name="ro2" table:number-rows-repeated="976">
          <table:table-cell table:style-name="ce18"/>
          <table:table-cell table:number-columns-repeated="63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emplo Dias FdS " table:style-name="ta7">
        <office:forms form:automatic-focus="false" form:apply-design-mode="false"/>
        <table:shapes>
          <draw:frame draw:z-index="0" draw:style-name="gr2" draw:text-style-name="P2" svg:width="13.2441in" svg:height="3.5374in" svg:x="6.1575in" svg:y="0.0417in">
            <draw:object draw:notify-on-update-of-ranges="'Exemplo Dias FdS '.A1:'Exemplo Dias FdS '.A1 'Exemplo Dias FdS '.A2:'Exemplo Dias FdS '.A60 'Exemplo Dias FdS '.B1:'Exemplo Dias FdS '.B1 'Exemplo Dias FdS '.B2:'Exemplo Dias FdS '.B6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default-cell-style-name="ce62"/>
        <table:table-column table:style-name="co12" table:default-cell-style-name="ce62"/>
        <table:table-column table:style-name="co2" table:number-columns-repeated="62" table:default-cell-style-name="Default"/>
        <table:table-row table:style-name="ro4"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Visitantes no Site</text:p>
          </table:table-cell>
          <table:table-cell table:number-columns-repeated="62"/>
        </table:table-row>
        <table:table-row table:style-name="ro6">
          <table:table-cell table:style-name="ce61" office:value-type="date" office:date-value="2015-01-01" calcext:value-type="date">
            <text:p>1/1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02" calcext:value-type="date">
            <text:p>1/2/2015</text:p>
          </table:table-cell>
          <table:table-cell office:value-type="float" office:value="46" calcext:value-type="float">
            <text:p>46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03" calcext:value-type="date">
            <text:p>1/3/2015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04" calcext:value-type="date">
            <text:p>1/4/2015</text:p>
          </table:table-cell>
          <table:table-cell office:value-type="float" office:value="81" calcext:value-type="float">
            <text:p>81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05" calcext:value-type="date">
            <text:p>1/5/2015</text:p>
          </table:table-cell>
          <table:table-cell office:value-type="float" office:value="43" calcext:value-type="float">
            <text:p>43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06" calcext:value-type="date">
            <text:p>1/6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07" calcext:value-type="date">
            <text:p>1/7/201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08" calcext:value-type="date">
            <text:p>1/8/2015</text:p>
          </table:table-cell>
          <table:table-cell office:value-type="float" office:value="41" calcext:value-type="float">
            <text:p>41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09" calcext:value-type="date">
            <text:p>1/9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0" calcext:value-type="date">
            <text:p>1/10/2015</text:p>
          </table:table-cell>
          <table:table-cell office:value-type="float" office:value="86" calcext:value-type="float">
            <text:p>86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1" calcext:value-type="date">
            <text:p>1/11/2015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2" calcext:value-type="date">
            <text:p>1/12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3" calcext:value-type="date">
            <text:p>1/13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4" calcext:value-type="date">
            <text:p>1/14/2015</text:p>
          </table:table-cell>
          <table:table-cell office:value-type="float" office:value="41" calcext:value-type="float">
            <text:p>41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5" calcext:value-type="date">
            <text:p>1/15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6" calcext:value-type="date">
            <text:p>1/16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7" calcext:value-type="date">
            <text:p>1/17/2015</text:p>
          </table:table-cell>
          <table:table-cell office:value-type="float" office:value="86" calcext:value-type="float">
            <text:p>86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8" calcext:value-type="date">
            <text:p>1/18/2015</text:p>
          </table:table-cell>
          <table:table-cell office:value-type="float" office:value="80" calcext:value-type="float">
            <text:p>80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19" calcext:value-type="date">
            <text:p>1/19/2015</text:p>
          </table:table-cell>
          <table:table-cell office:value-type="float" office:value="41" calcext:value-type="float">
            <text:p>41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0" calcext:value-type="date">
            <text:p>1/20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1" calcext:value-type="date">
            <text:p>1/21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2" calcext:value-type="date">
            <text:p>1/22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3" calcext:value-type="date">
            <text:p>1/23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4" calcext:value-type="date">
            <text:p>1/24/2015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5" calcext:value-type="date">
            <text:p>1/25/2015</text:p>
          </table:table-cell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6" calcext:value-type="date">
            <text:p>1/26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7" calcext:value-type="date">
            <text:p>1/27/2015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8" calcext:value-type="date">
            <text:p>1/28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29" calcext:value-type="date">
            <text:p>1/29/201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30" calcext:value-type="date">
            <text:p>1/30/2015</text:p>
          </table:table-cell>
          <table:table-cell office:value-type="float" office:value="43" calcext:value-type="float">
            <text:p>43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1-31" calcext:value-type="date">
            <text:p>1/31/2015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01" calcext:value-type="date">
            <text:p>2/1/2015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02" calcext:value-type="date">
            <text:p>2/2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03" calcext:value-type="date">
            <text:p>2/3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04" calcext:value-type="date">
            <text:p>2/4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05" calcext:value-type="date">
            <text:p>2/5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06" calcext:value-type="date">
            <text:p>2/6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07" calcext:value-type="date">
            <text:p>2/7/2015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08" calcext:value-type="date">
            <text:p>2/8/2015</text:p>
          </table:table-cell>
          <table:table-cell office:value-type="float" office:value="89" calcext:value-type="float">
            <text:p>89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09" calcext:value-type="date">
            <text:p>2/9/2015</text:p>
          </table:table-cell>
          <table:table-cell office:value-type="float" office:value="50" calcext:value-type="float">
            <text:p>50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0" calcext:value-type="date">
            <text:p>2/10/201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1" calcext:value-type="date">
            <text:p>2/11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2" calcext:value-type="date">
            <text:p>2/12/2015</text:p>
          </table:table-cell>
          <table:table-cell office:value-type="float" office:value="45" calcext:value-type="float">
            <text:p>45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3" calcext:value-type="date">
            <text:p>2/13/2015</text:p>
          </table:table-cell>
          <table:table-cell office:value-type="float" office:value="41" calcext:value-type="float">
            <text:p>41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4" calcext:value-type="date">
            <text:p>2/14/2015</text:p>
          </table:table-cell>
          <table:table-cell office:value-type="float" office:value="88" calcext:value-type="float">
            <text:p>88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5" calcext:value-type="date">
            <text:p>2/15/2015</text:p>
          </table:table-cell>
          <table:table-cell office:value-type="float" office:value="82" calcext:value-type="float">
            <text:p>8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6" calcext:value-type="date">
            <text:p>2/16/2015</text:p>
          </table:table-cell>
          <table:table-cell office:value-type="float" office:value="43" calcext:value-type="float">
            <text:p>43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7" calcext:value-type="date">
            <text:p>2/17/2015</text:p>
          </table:table-cell>
          <table:table-cell office:value-type="float" office:value="49" calcext:value-type="float">
            <text:p>49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8" calcext:value-type="date">
            <text:p>2/18/2015</text:p>
          </table:table-cell>
          <table:table-cell office:value-type="float" office:value="46" calcext:value-type="float">
            <text:p>46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19" calcext:value-type="date">
            <text:p>2/19/2015</text:p>
          </table:table-cell>
          <table:table-cell office:value-type="float" office:value="40" calcext:value-type="float">
            <text:p>40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20" calcext:value-type="date">
            <text:p>2/20/2015</text:p>
          </table:table-cell>
          <table:table-cell office:value-type="float" office:value="47" calcext:value-type="float">
            <text:p>47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21" calcext:value-type="date">
            <text:p>2/21/2015</text:p>
          </table:table-cell>
          <table:table-cell office:value-type="float" office:value="83" calcext:value-type="float">
            <text:p>83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22" calcext:value-type="date">
            <text:p>2/22/2015</text:p>
          </table:table-cell>
          <table:table-cell office:value-type="float" office:value="87" calcext:value-type="float">
            <text:p>87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23" calcext:value-type="date">
            <text:p>2/23/2015</text:p>
          </table:table-cell>
          <table:table-cell office:value-type="float" office:value="42" calcext:value-type="float">
            <text:p>42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24" calcext:value-type="date">
            <text:p>2/24/2015</text:p>
          </table:table-cell>
          <table:table-cell office:value-type="float" office:value="48" calcext:value-type="float">
            <text:p>48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25" calcext:value-type="date">
            <text:p>2/25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26" calcext:value-type="date">
            <text:p>2/26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27" calcext:value-type="date">
            <text:p>2/27/2015</text:p>
          </table:table-cell>
          <table:table-cell office:value-type="float" office:value="44" calcext:value-type="float">
            <text:p>44</text:p>
          </table:table-cell>
          <table:table-cell table:number-columns-repeated="62"/>
        </table:table-row>
        <table:table-row table:style-name="ro3">
          <table:table-cell table:style-name="ce61" office:value-type="date" office:date-value="2015-02-28" calcext:value-type="date">
            <text:p>2/28/2015</text:p>
          </table:table-cell>
          <table:table-cell office:value-type="float" office:value="81" calcext:value-type="float">
            <text:p>81</text:p>
          </table:table-cell>
          <table:table-cell table:number-columns-repeated="62"/>
        </table:table-row>
        <table:table-row table:style-name="ro3" table:number-rows-repeated="3">
          <table:table-cell table:style-name="ce61"/>
          <table:table-cell table:number-columns-repeated="63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 Dias FdS2" table:style-name="ta8">
        <office:forms form:automatic-focus="false" form:apply-design-mode="false"/>
        <table:shapes>
          <draw:frame draw:z-index="0" draw:style-name="gr2" draw:text-style-name="P2" svg:width="13.2685in" svg:height="2.3in" svg:x="5.802in" svg:y="0.0106in">
            <draw:object draw:notify-on-update-of-ranges="'Ex Dias FdS2'.A2:'Ex Dias FdS2'.A25 'Ex Dias FdS2'.B2:'Ex Dias FdS2'.B2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.2898in" svg:height="1.7358in" svg:x="5.7697in" svg:y="2.4063in">
            <draw:object draw:notify-on-update-of-ranges="'Ex Dias FdS2'.D2:'Ex Dias FdS2'.D2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13" table:default-cell-style-name="Default"/>
        <table:table-column table:style-name="co2" table:number-columns-repeated="62" table:default-cell-style-name="Default"/>
        <table:table-row table:style-name="ro3">
          <table:table-cell table:style-name="ce21" office:value-type="string" calcext:value-type="string">
            <text:p>Mês</text:p>
          </table:table-cell>
          <table:table-cell table:style-name="ce20" office:value-type="string" calcext:value-type="string">
            <text:p>Visitantes no Site</text:p>
          </table:table-cell>
          <table:table-cell table:style-name="ce20" office:value-type="string" calcext:value-type="string">
            <text:p>fins de semana</text:p>
          </table:table-cell>
          <table:table-cell table:style-name="ce20" office:value-type="string" calcext:value-type="string">
            <text:p>Visitantes no site por Dia de Fim de Semana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01-01" calcext:value-type="date">
            <text:p>1-Jan-2014</text:p>
          </table:table-cell>
          <table:table-cell table:style-name="ce62" office:value-type="float" office:value="880" calcext:value-type="float">
            <text:p>880</text:p>
          </table:table-cell>
          <table:table-cell table:style-name="ce23" office:value-type="float" office:value="8" calcext:value-type="float">
            <text:p>8</text:p>
          </table:table-cell>
          <table:table-cell table:formula="of:=[.B2]/[.C2]" office:value-type="float" office:value="110" calcext:value-type="float">
            <text:p>11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02-01" calcext:value-type="date">
            <text:p>1-Feb-2014</text:p>
          </table:table-cell>
          <table:table-cell table:style-name="ce62" office:value-type="float" office:value="1600" calcext:value-type="float">
            <text:p>1600</text:p>
          </table:table-cell>
          <table:table-cell table:style-name="ce23" office:value-type="float" office:value="8" calcext:value-type="float">
            <text:p>8</text:p>
          </table:table-cell>
          <table:table-cell table:formula="of:=[.B3]/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03-01" calcext:value-type="date">
            <text:p>1-Mar-2014</text:p>
          </table:table-cell>
          <table:table-cell table:style-name="ce62" office:value-type="float" office:value="3240" calcext:value-type="float">
            <text:p>3240</text:p>
          </table:table-cell>
          <table:table-cell table:style-name="ce23" office:value-type="float" office:value="10" calcext:value-type="float">
            <text:p>10</text:p>
          </table:table-cell>
          <table:table-cell table:formula="of:=[.B4]/[.C4]" office:value-type="float" office:value="324" calcext:value-type="float">
            <text:p>324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04-01" calcext:value-type="date">
            <text:p>1-Apr-2014</text:p>
          </table:table-cell>
          <table:table-cell table:style-name="ce62" office:value-type="float" office:value="3840" calcext:value-type="float">
            <text:p>3840</text:p>
          </table:table-cell>
          <table:table-cell table:style-name="ce23" office:value-type="float" office:value="8" calcext:value-type="float">
            <text:p>8</text:p>
          </table:table-cell>
          <table:table-cell table:formula="of:=[.B5]/[.C5]" office:value-type="float" office:value="480" calcext:value-type="float">
            <text:p>48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05-01" calcext:value-type="date">
            <text:p>1-May-2014</text:p>
          </table:table-cell>
          <table:table-cell table:style-name="ce62" office:value-type="float" office:value="5670" calcext:value-type="float">
            <text:p>5670</text:p>
          </table:table-cell>
          <table:table-cell table:style-name="ce23" office:value-type="float" office:value="9" calcext:value-type="float">
            <text:p>9</text:p>
          </table:table-cell>
          <table:table-cell table:formula="of:=[.B6]/[.C6]" office:value-type="float" office:value="630" calcext:value-type="float">
            <text:p>63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06-01" calcext:value-type="date">
            <text:p>1-Jun-2014</text:p>
          </table:table-cell>
          <table:table-cell table:style-name="ce62" office:value-type="float" office:value="7380" calcext:value-type="float">
            <text:p>7380</text:p>
          </table:table-cell>
          <table:table-cell table:style-name="ce23" office:value-type="float" office:value="9" calcext:value-type="float">
            <text:p>9</text:p>
          </table:table-cell>
          <table:table-cell table:formula="of:=[.B7]/[.C7]" office:value-type="float" office:value="820" calcext:value-type="float">
            <text:p>82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07-01" calcext:value-type="date">
            <text:p>1-Jul-2014</text:p>
          </table:table-cell>
          <table:table-cell table:style-name="ce62" office:value-type="float" office:value="8096" calcext:value-type="float">
            <text:p>8096</text:p>
          </table:table-cell>
          <table:table-cell table:style-name="ce23" office:value-type="float" office:value="8" calcext:value-type="float">
            <text:p>8</text:p>
          </table:table-cell>
          <table:table-cell table:formula="of:=[.B8]/[.C8]" office:value-type="float" office:value="1012" calcext:value-type="float">
            <text:p>1012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08-01" calcext:value-type="date">
            <text:p>1-Aug-2014</text:p>
          </table:table-cell>
          <table:table-cell table:style-name="ce62" office:value-type="float" office:value="12390" calcext:value-type="float">
            <text:p>12390</text:p>
          </table:table-cell>
          <table:table-cell table:style-name="ce23" office:value-type="float" office:value="10" calcext:value-type="float">
            <text:p>10</text:p>
          </table:table-cell>
          <table:table-cell table:formula="of:=[.B9]/[.C9]" office:value-type="float" office:value="1239" calcext:value-type="float">
            <text:p>1239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09-01" calcext:value-type="date">
            <text:p>1-Sep-2014</text:p>
          </table:table-cell>
          <table:table-cell table:style-name="ce62" office:value-type="float" office:value="11792" calcext:value-type="float">
            <text:p>11792</text:p>
          </table:table-cell>
          <table:table-cell table:style-name="ce23" office:value-type="float" office:value="8" calcext:value-type="float">
            <text:p>8</text:p>
          </table:table-cell>
          <table:table-cell table:formula="of:=[.B10]/[.C10]" office:value-type="float" office:value="1474" calcext:value-type="float">
            <text:p>1474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10-01" calcext:value-type="date">
            <text:p>1-Oct-2014</text:p>
          </table:table-cell>
          <table:table-cell table:style-name="ce62" office:value-type="float" office:value="13984" calcext:value-type="float">
            <text:p>13984</text:p>
          </table:table-cell>
          <table:table-cell table:style-name="ce23" office:value-type="float" office:value="8" calcext:value-type="float">
            <text:p>8</text:p>
          </table:table-cell>
          <table:table-cell table:formula="of:=[.B11]/[.C11]" office:value-type="float" office:value="1748" calcext:value-type="float">
            <text:p>1748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11-01" calcext:value-type="date">
            <text:p>1-Nov-2014</text:p>
          </table:table-cell>
          <table:table-cell table:style-name="ce62" office:value-type="float" office:value="20200" calcext:value-type="float">
            <text:p>20200</text:p>
          </table:table-cell>
          <table:table-cell table:style-name="ce23" office:value-type="float" office:value="10" calcext:value-type="float">
            <text:p>10</text:p>
          </table:table-cell>
          <table:table-cell table:formula="of:=[.B12]/[.C12]" office:value-type="float" office:value="2020" calcext:value-type="float">
            <text:p>202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4-12-01" calcext:value-type="date">
            <text:p>1-Dec-2014</text:p>
          </table:table-cell>
          <table:table-cell table:style-name="ce62" office:value-type="float" office:value="18480" calcext:value-type="float">
            <text:p>18480</text:p>
          </table:table-cell>
          <table:table-cell table:style-name="ce23" office:value-type="float" office:value="8" calcext:value-type="float">
            <text:p>8</text:p>
          </table:table-cell>
          <table:table-cell table:formula="of:=[.B13]/[.C13]" office:value-type="float" office:value="2310" calcext:value-type="float">
            <text:p>231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01-01" calcext:value-type="date">
            <text:p>1-Jan-2015</text:p>
          </table:table-cell>
          <table:table-cell table:style-name="ce62" office:value-type="float" office:value="23436" calcext:value-type="float">
            <text:p>23436</text:p>
          </table:table-cell>
          <table:table-cell table:style-name="ce23" office:value-type="float" office:value="9" calcext:value-type="float">
            <text:p>9</text:p>
          </table:table-cell>
          <table:table-cell table:formula="of:=[.B14]/[.C14]" office:value-type="float" office:value="2604" calcext:value-type="float">
            <text:p>2604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02-01" calcext:value-type="date">
            <text:p>1-Feb-2015</text:p>
          </table:table-cell>
          <table:table-cell table:style-name="ce62" office:value-type="float" office:value="23392" calcext:value-type="float">
            <text:p>23392</text:p>
          </table:table-cell>
          <table:table-cell table:style-name="ce23" office:value-type="float" office:value="8" calcext:value-type="float">
            <text:p>8</text:p>
          </table:table-cell>
          <table:table-cell table:formula="of:=[.B15]/[.C15]" office:value-type="float" office:value="2924" calcext:value-type="float">
            <text:p>2924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03-01" calcext:value-type="date">
            <text:p>1-Mar-2015</text:p>
          </table:table-cell>
          <table:table-cell table:style-name="ce62" office:value-type="float" office:value="29304" calcext:value-type="float">
            <text:p>29304</text:p>
          </table:table-cell>
          <table:table-cell table:style-name="ce23" office:value-type="float" office:value="9" calcext:value-type="float">
            <text:p>9</text:p>
          </table:table-cell>
          <table:table-cell table:formula="of:=[.B16]/[.C16]" office:value-type="float" office:value="3256" calcext:value-type="float">
            <text:p>3256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04-01" calcext:value-type="date">
            <text:p>1-Apr-2015</text:p>
          </table:table-cell>
          <table:table-cell table:style-name="ce62" office:value-type="float" office:value="28960" calcext:value-type="float">
            <text:p>28960</text:p>
          </table:table-cell>
          <table:table-cell table:style-name="ce23" office:value-type="float" office:value="8" calcext:value-type="float">
            <text:p>8</text:p>
          </table:table-cell>
          <table:table-cell table:formula="of:=[.B17]/[.C17]" office:value-type="float" office:value="3620" calcext:value-type="float">
            <text:p>362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05-01" calcext:value-type="date">
            <text:p>1-May-2015</text:p>
          </table:table-cell>
          <table:table-cell table:style-name="ce62" office:value-type="float" office:value="40000" calcext:value-type="float">
            <text:p>40000</text:p>
          </table:table-cell>
          <table:table-cell table:style-name="ce23" office:value-type="float" office:value="10" calcext:value-type="float">
            <text:p>10</text:p>
          </table:table-cell>
          <table:table-cell table:formula="of:=[.B18]/[.C18]" office:value-type="float" office:value="4000" calcext:value-type="float">
            <text:p>400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06-01" calcext:value-type="date">
            <text:p>1-Jun-2015</text:p>
          </table:table-cell>
          <table:table-cell table:style-name="ce62" office:value-type="float" office:value="35280" calcext:value-type="float">
            <text:p>35280</text:p>
          </table:table-cell>
          <table:table-cell table:style-name="ce23" office:value-type="float" office:value="8" calcext:value-type="float">
            <text:p>8</text:p>
          </table:table-cell>
          <table:table-cell table:formula="of:=[.B19]/[.C19]" office:value-type="float" office:value="4410" calcext:value-type="float">
            <text:p>441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07-01" calcext:value-type="date">
            <text:p>1-Jul-2015</text:p>
          </table:table-cell>
          <table:table-cell table:style-name="ce62" office:value-type="float" office:value="38720" calcext:value-type="float">
            <text:p>38720</text:p>
          </table:table-cell>
          <table:table-cell table:style-name="ce23" office:value-type="float" office:value="8" calcext:value-type="float">
            <text:p>8</text:p>
          </table:table-cell>
          <table:table-cell table:formula="of:=[.B20]/[.C20]" office:value-type="float" office:value="4840" calcext:value-type="float">
            <text:p>484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08-01" calcext:value-type="date">
            <text:p>1-Aug-2015</text:p>
          </table:table-cell>
          <table:table-cell table:style-name="ce62" office:value-type="float" office:value="52710" calcext:value-type="float">
            <text:p>52710</text:p>
          </table:table-cell>
          <table:table-cell table:style-name="ce23" office:value-type="float" office:value="10" calcext:value-type="float">
            <text:p>10</text:p>
          </table:table-cell>
          <table:table-cell table:formula="of:=[.B21]/[.C21]" office:value-type="float" office:value="5271" calcext:value-type="float">
            <text:p>5271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09-01" calcext:value-type="date">
            <text:p>1-Sep-2015</text:p>
          </table:table-cell>
          <table:table-cell table:style-name="ce62" office:value-type="float" office:value="45864" calcext:value-type="float">
            <text:p>45864</text:p>
          </table:table-cell>
          <table:table-cell table:style-name="ce23" office:value-type="float" office:value="8" calcext:value-type="float">
            <text:p>8</text:p>
          </table:table-cell>
          <table:table-cell table:formula="of:=[.B22]/[.C22]" office:value-type="float" office:value="5733" calcext:value-type="float">
            <text:p>5733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10-01" calcext:value-type="date">
            <text:p>1-Oct-2015</text:p>
          </table:table-cell>
          <table:table-cell table:style-name="ce62" office:value-type="float" office:value="55944" calcext:value-type="float">
            <text:p>55944</text:p>
          </table:table-cell>
          <table:table-cell table:style-name="ce23" office:value-type="float" office:value="9" calcext:value-type="float">
            <text:p>9</text:p>
          </table:table-cell>
          <table:table-cell table:formula="of:=[.B23]/[.C23]" office:value-type="float" office:value="6216" calcext:value-type="float">
            <text:p>6216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11-01" calcext:value-type="date">
            <text:p>1-Nov-2015</text:p>
          </table:table-cell>
          <table:table-cell table:style-name="ce62" office:value-type="float" office:value="60300" calcext:value-type="float">
            <text:p>60300</text:p>
          </table:table-cell>
          <table:table-cell table:style-name="ce23" office:value-type="float" office:value="9" calcext:value-type="float">
            <text:p>9</text:p>
          </table:table-cell>
          <table:table-cell table:formula="of:=[.B24]/[.C24]" office:value-type="float" office:value="6700" calcext:value-type="float">
            <text:p>6700</text:p>
          </table:table-cell>
          <table:table-cell table:number-columns-repeated="60"/>
        </table:table-row>
        <table:table-row table:style-name="ro3">
          <table:table-cell table:style-name="ce22" office:value-type="date" office:date-value="2015-12-01" calcext:value-type="date">
            <text:p>1-Dec-2015</text:p>
          </table:table-cell>
          <table:table-cell table:style-name="ce62" office:value-type="float" office:value="57728" calcext:value-type="float">
            <text:p>57728</text:p>
          </table:table-cell>
          <table:table-cell table:style-name="ce23" office:value-type="float" office:value="8" calcext:value-type="float">
            <text:p>8</text:p>
          </table:table-cell>
          <table:table-cell table:formula="of:=[.B25]/[.C25]" office:value-type="float" office:value="7216" calcext:value-type="float">
            <text:p>7216</text:p>
          </table:table-cell>
          <table:table-cell table:number-columns-repeated="6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iasUteis" table:style-name="ta9">
        <office:forms form:automatic-focus="false" form:apply-design-mode="false"/>
        <table:table-column table:style-name="co2" table:number-columns-repeated="64" table:default-cell-style-name="Default"/>
        <table:table-row table:style-name="ro2">
          <table:table-cell table:style-name="ce7" office:value-type="string" calcext:value-type="string">
            <text:p>Mês</text:p>
          </table:table-cell>
          <table:table-cell table:style-name="ce7" office:value-type="string" calcext:value-type="string">
            <text:p>Dias úteis</text:p>
          </table:table-cell>
          <table:table-cell table:style-name="ce7" office:value-type="string" calcext:value-type="string">
            <text:p>fins de semana</text:p>
          </table:table-cell>
          <table:table-cell table:style-name="ce7" office:value-type="string" calcext:value-type="string">
            <text:p>feriados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1-01" calcext:value-type="date">
            <text:p>1-Jan-20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2-01" calcext:value-type="date">
            <text:p>1-Feb-20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3-01" calcext:value-type="date">
            <text:p>1-Mar-20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4-01" calcext:value-type="date">
            <text:p>1-Apr-20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5-01" calcext:value-type="date">
            <text:p>1-May-20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6-01" calcext:value-type="date">
            <text:p>1-Jun-20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7-01" calcext:value-type="date">
            <text:p>1-Jul-20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8-01" calcext:value-type="date">
            <text:p>1-Aug-20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4-09-01" calcext:value-type="date">
            <text:p>1-Sep-20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feriado cai no domingo)</text:p>
          </table:table-cell>
          <table:table-cell table:number-columns-repeated="59"/>
        </table:table-row>
        <table:table-row table:style-name="ro2">
          <table:table-cell table:style-name="ce18" office:value-type="date" office:date-value="2014-10-01" calcext:value-type="date">
            <text:p>1-Oct-201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feriado cai no domingo)</text:p>
          </table:table-cell>
          <table:table-cell table:number-columns-repeated="59"/>
        </table:table-row>
        <table:table-row table:style-name="ro2">
          <table:table-cell table:style-name="ce18" office:value-type="date" office:date-value="2014-11-01" calcext:value-type="date">
            <text:p>1-Nov-20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(feriado cai no domingo)</text:p>
          </table:table-cell>
          <table:table-cell table:number-columns-repeated="59"/>
        </table:table-row>
        <table:table-row table:style-name="ro2">
          <table:table-cell table:style-name="ce18" office:value-type="date" office:date-value="2014-12-01" calcext:value-type="date">
            <text:p>1-Dec-20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1-01" calcext:value-type="date">
            <text:p>1-Jan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2-01" calcext:value-type="date">
            <text:p>1-Feb-20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3-01" calcext:value-type="date">
            <text:p>1-Mar-20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4-01" calcext:value-type="date">
            <text:p>1-Apr-20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5-01" calcext:value-type="date">
            <text:p>1-May-20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6-01" calcext:value-type="date">
            <text:p>1-Jun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7-01" calcext:value-type="date">
            <text:p>1-Jul-20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8-01" calcext:value-type="date">
            <text:p>1-Aug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09-01" calcext:value-type="date">
            <text:p>1-Sep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0-01" calcext:value-type="date">
            <text:p>1-Oct-20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2">
          <table:table-cell table:style-name="ce18" office:value-type="date" office:date-value="2015-11-01" calcext:value-type="date">
            <text:p>1-Nov-20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(outro feriado cai no domingo)</text:p>
          </table:table-cell>
          <table:table-cell table:number-columns-repeated="59"/>
        </table:table-row>
        <table:table-row table:style-name="ro2">
          <table:table-cell table:style-name="ce18" office:value-type="date" office:date-value="2015-12-01" calcext:value-type="date">
            <text:p>1-Dec-20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>
      <number:day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7:08:56.020868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mplo_20_1" style:display-name="PageStyle_Exempl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2" style:display-name="PageStyle_Exemplo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3" style:display-name="PageStyle_Exemplo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dias_20_-_20_2" style:display-name="PageStyle_Exemplo dias -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Dias_20_FdS_20_" style:display-name="PageStyle_Exemplo Dias Fd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mplo_20_Dias_20_-_20_1" style:display-name="PageStyle_Exemplo Dias -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_20_Dias_20_FdS2" style:display-name="PageStyle_Ex Dias Fd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sUteis" style:display-name="PageStyle_DiasUte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anco" style:display-name="PageStyle_Bran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22T17:22:15.870909597</dc:date>
    <meta:editing-duration>PT10M15S</meta:editing-duration>
    <meta:editing-cycles>2</meta:editing-cycles>
    <meta:generator>LibreOffice/6.4.3.2$Linux_X86_64 LibreOffice_project/40$Build-2</meta:generator>
    <meta:document-statistic meta:table-count="9" meta:cell-count="878" meta:object-count="1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44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551cm" svg:height="3.783cm" xlink:href=".." xlink:type="simple" chart:class="chart:line" chart:style-name="ch1">
        <chart:plot-area chart:style-name="ch2" table:cell-range-address="'Exemplo 1'.A1:'Exemplo 1'.B25" chart:data-source-has-labels="both" svg:x="1.551cm" svg:y="0.075cm" svg:width="22.509cm" svg:height="2.603cm">
          <chartooo:coordinate-region svg:x="2.358cm" svg:y="0.075cm" svg:width="21.702cm" svg:height="0.963cm"/>
          <chart:axis chart:dimension="x" chart:name="primary-x" chart:style-name="ch3" chartooo:axis-type="text">
            <chart:title svg:x="12.172cm" svg:y="2.754cm" chart:style-name="ch4">
              <text:p>Tempo</text:p>
            </chart:title>
            <chart:categories table:cell-range-address="'Exemplo 1'.A2:'Exemplo 1'.A25"/>
          </chart:axis>
          <chart:axis chart:dimension="y" chart:name="primary-y" chart:style-name="ch5">
            <chart:title svg:x="0.451cm" svg:y="3.119cm" chart:style-name="ch6">
              <text:p>Vendas em mil R$</text:p>
            </chart:title>
            <chart:grid chart:style-name="ch7" chart:class="major"/>
          </chart:axis>
          <chart:series chart:style-name="ch8" chart:values-cell-range-address="'Exemplo 1'.B2:'Exemplo 1'.B25" chart:label-cell-address="'Exemplo 1'.B1:'Exemplo 1'.B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em mil R$</text:p>
                <draw:g>
                  <svg:desc>'Exemplo 1'.B1:'Exemplo 1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emplo 1'.A2:'Exemplo 1'.A25</svg:desc>
                </draw:g>
              </table:table-cell>
              <table:table-cell office:value-type="float" office:value="10">
                <text:p>10</text:p>
                <draw:g>
                  <svg:desc>'Exemplo 1'.B2:'Exemplo 1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21">
                <text:p>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27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27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6.03cm" svg:height="7.275cm" xlink:href=".." xlink:type="simple" chart:class="chart:line" chart:style-name="ch1">
        <chart:plot-area chart:style-name="ch2" table:cell-range-address="'Exemplo Dias - 1'.A1:'Exemplo Dias - 1'.B60" chart:data-source-has-labels="both" svg:x="1.58cm" svg:y="0.145cm" svg:width="23.93cm" svg:height="5.955cm">
          <chartooo:coordinate-region svg:x="2.201cm" svg:y="0.145cm" svg:width="22.711cm" svg:height="4.159cm"/>
          <chart:axis chart:dimension="x" chart:name="primary-x" chart:style-name="ch3" chartooo:axis-type="text">
            <chart:title svg:x="12.105cm" svg:y="6.246cm" chart:style-name="ch4">
              <text:p>Tempo (em dias)</text:p>
            </chart:title>
            <chart:categories table:cell-range-address="'Exemplo Dias - 1'.A2:'Exemplo Dias - 1'.A60"/>
          </chart:axis>
          <chart:axis chart:dimension="y" chart:name="primary-y" chart:style-name="ch5">
            <chart:title svg:x="0.451cm" svg:y="6.216cm" chart:style-name="ch6">
              <text:p>Vendas (em quantidade de produtos)</text:p>
            </chart:title>
            <chart:grid chart:style-name="ch7" chart:class="major"/>
          </chart:axis>
          <chart:series chart:style-name="ch8" chart:values-cell-range-address="'Exemplo Dias - 1'.B2:'Exemplo Dias - 1'.B60" chart:label-cell-address="'Exemplo Dias - 1'.B1:'Exemplo Dias - 1'.B1" chart:class="chart:line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Quantidade</text:p>
                <draw:g>
                  <svg:desc>'Exemplo Dias - 1'.B1:'Exemplo Dias - 1'.B1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05</text:p>
                <draw:g>
                  <svg:desc>'Exemplo Dias - 1'.A2:'Exemplo Dias - 1'.A60</svg:desc>
                </draw:g>
              </table:table-cell>
              <table:table-cell office:value-type="float" office:value="51">
                <text:p>51</text:p>
                <draw:g>
                  <svg:desc>'Exemplo Dias - 1'.B2:'Exemplo Dias - 1'.B60</svg:desc>
                </draw:g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60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16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1.459cm" svg:height="5.053cm" xlink:href=".." xlink:type="simple" chart:class="chart:line" chart:style-name="ch1">
        <chart:plot-area chart:style-name="ch2" table:cell-range-address="'Exemplo dias - 2'.A1:'Exemplo dias - 2'.B25" chart:data-source-has-labels="both" svg:x="1.489cm" svg:y="0.101cm" svg:width="19.541cm" svg:height="3.821cm">
          <chartooo:coordinate-region svg:x="2.666cm" svg:y="0.101cm" svg:width="17.807cm" svg:height="1.783cm"/>
          <chart:axis chart:dimension="x" chart:name="primary-x" chart:style-name="ch3" chartooo:axis-type="text">
            <chart:title svg:x="10.864cm" svg:y="4.024cm" chart:style-name="ch4">
              <text:p>Mês</text:p>
            </chart:title>
            <chart:categories table:cell-range-address="'Exemplo dias - 2'.A2:'Exemplo dias - 2'.A25"/>
          </chart:axis>
          <chart:axis chart:dimension="y" chart:name="primary-y" chart:style-name="ch5">
            <chart:title svg:x="0.451cm" svg:y="3.253cm" chart:style-name="ch6">
              <text:p>Vendas em R$</text:p>
            </chart:title>
            <chart:grid chart:style-name="ch7" chart:class="major"/>
          </chart:axis>
          <chart:series chart:style-name="ch8" chart:values-cell-range-address="'Exemplo dias - 2'.B2:'Exemplo dias - 2'.B25" chart:label-cell-address="'Exemplo dias - 2'.B1:'Exemplo dias - 2'.B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em R$</text:p>
                <draw:g>
                  <svg:desc>'Exemplo dias - 2'.B1:'Exemplo dias - 2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emplo dias - 2'.A2:'Exemplo dias - 2'.A25</svg:desc>
                </draw:g>
              </table:table-cell>
              <table:table-cell office:value-type="float" office:value="2420">
                <text:p>2420</text:p>
                <draw:g>
                  <svg:desc>'Exemplo dias - 2'.B2:'Exemplo dias - 2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3230">
                <text:p>1323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2264">
                <text:p>22264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2428">
                <text:p>3242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0204">
                <text:p>4020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0400">
                <text:p>4040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50820">
                <text:p>5082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54684">
                <text:p>5468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9708">
                <text:p>49708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1632">
                <text:p>71632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2400">
                <text:p>7240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92610">
                <text:p>9261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6480">
                <text:p>10648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10691">
                <text:p>110691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20393">
                <text:p>12039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30536">
                <text:p>130536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34000">
                <text:p>13400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58752">
                <text:p>1587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1.38cm" svg:height="4.366cm" xlink:href=".." xlink:type="simple" chart:class="chart:line" chart:style-name="ch1">
        <chart:plot-area chart:style-name="ch2" table:cell-range-address="'Exemplo dias - 2'.D1:'Exemplo dias - 2'.D25" chart:data-source-has-labels="row" svg:x="1.487cm" svg:y="0.087cm" svg:width="19.466cm" svg:height="4.192cm">
          <chartooo:coordinate-region svg:x="2.479cm" svg:y="0.286cm" svg:width="18.287cm" svg:height="3.346cm"/>
          <chart:axis chart:dimension="x" chart:name="primary-x" chart:style-name="ch3"/>
          <chart:axis chart:dimension="y" chart:name="primary-y" chart:style-name="ch4">
            <chart:title svg:x="0.451cm" svg:y="3.808cm" chart:style-name="ch5">
              <text:p>Vendas por dia útil</text:p>
            </chart:title>
            <chart:grid chart:style-name="ch6" chart:class="major"/>
          </chart:axis>
          <chart:series chart:style-name="ch7" chart:values-cell-range-address="'Exemplo dias - 2'.D2:'Exemplo dias - 2'.D25" chart:label-cell-address="'Exemplo dias - 2'.D1:'Exemplo dias - 2'.D1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por dia útil</text:p>
                <draw:g>
                  <svg:desc>'Exemplo dias - 2'.D1:'Exemplo dias - 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'Exemplo dias - 2'.D2:'Exemplo dias - 2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6">
                <text:p>72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03cm" svg:height="5.556cm" xlink:href=".." xlink:type="simple" chart:class="chart:line" chart:style-name="ch1">
        <chart:legend chart:legend-position="end" svg:x="7.982cm" svg:y="2.28cm" style:legend-expansion="high" chart:style-name="ch2"/>
        <chart:plot-area chart:style-name="ch3" table:cell-range-address="'Exemplo dias - 2'.E1:'Exemplo dias - 2'.E24" chart:data-source-has-labels="row" svg:x="1.32cm" svg:y="0.111cm" svg:width="6.402cm" svg:height="5.334cm">
          <chartooo:coordinate-region svg:x="2.127cm" svg:y="0.111cm" svg:width="5.595cm" svg:height="4.343cm"/>
          <chart:axis chart:dimension="x" chart:name="primary-x" chart:style-name="ch4"/>
          <chart:axis chart:dimension="y" chart:name="primary-y" chart:style-name="ch5">
            <chart:title svg:x="0.451cm" svg:y="5.448cm" chart:style-name="ch6">
              <text:p>Aumento de Vendas por dia útil</text:p>
            </chart:title>
            <chart:grid chart:style-name="ch7" chart:class="major"/>
          </chart:axis>
          <chart:series chart:style-name="ch8" chart:values-cell-range-address="'Exemplo dias - 2'.E2:'Exemplo dias - 2'.E24" chart:label-cell-address="'Exemplo dias - 2'.E1:'Exemplo dias - 2'.E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de Vendas por dia útil</text:p>
                <draw:g>
                  <svg:desc>'Exemplo dias - 2'.E1:'Exemplo dias - 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'Exemplo dias - 2'.E2:'Exemplo dias - 2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6">
                <text:p>5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27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41cm" svg:height="8.986cm" xlink:href=".." xlink:type="simple" chart:class="chart:line" chart:style-name="ch1">
        <chart:title svg:x="15.004cm" svg:y="0.315cm" chart:style-name="ch2">
          <text:p>Visitantes no Site</text:p>
        </chart:title>
        <chart:plot-area chart:style-name="ch3" table:cell-range-address="'Exemplo Dias FdS '.A1:'Exemplo Dias FdS '.B60" chart:data-source-has-labels="both" svg:x="1.683cm" svg:y="1.273cm" svg:width="31.286cm" svg:height="6.553cm">
          <chartooo:coordinate-region svg:x="2.49cm" svg:y="1.472cm" svg:width="30.479cm" svg:height="5.707cm"/>
          <chart:axis chart:dimension="x" chart:name="primary-x" chart:style-name="ch4" chartooo:axis-type="auto">
            <chartooo:date-scale/>
            <chart:title svg:x="17.017cm" svg:y="8.005cm" chart:style-name="ch5">
              <text:p>Dia</text:p>
            </chart:title>
            <chart:categories table:cell-range-address="'Exemplo Dias FdS '.A2:'Exemplo Dias FdS '.A60"/>
            <chart:grid chart:style-name="ch6" chart:class="major"/>
          </chart:axis>
          <chart:axis chart:dimension="y" chart:name="primary-y" chart:style-name="ch7">
            <chart:title svg:x="0.451cm" svg:y="5.665cm" chart:style-name="ch8">
              <text:p># de Visitantes</text:p>
            </chart:title>
            <chart:grid chart:style-name="ch6" chart:class="major"/>
          </chart:axis>
          <chart:series chart:style-name="ch9" chart:values-cell-range-address="'Exemplo Dias FdS '.B2:'Exemplo Dias FdS '.B60" chart:label-cell-address="'Exemplo Dias FdS '.B1:'Exemplo Dias FdS '.B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tantes no Site</text:p>
                <draw:g>
                  <svg:desc>'Exemplo Dias FdS '.B1:'Exemplo Dias FdS '.B1</svg:desc>
                </draw:g>
              </table:table-cell>
            </table:table-row>
          </table:table-header-rows>
          <table:table-rows>
            <table:table-row>
              <table:table-cell office:value-type="float" office:value="42005">
                <text:p>42005</text:p>
                <draw:g>
                  <svg:desc>'Exemplo Dias FdS '.A2:'Exemplo Dias FdS '.A60</svg:desc>
                </draw:g>
              </table:table-cell>
              <table:table-cell office:value-type="float" office:value="49">
                <text:p>49</text:p>
                <draw:g>
                  <svg:desc>'Exemplo Dias FdS '.B2:'Exemplo Dias FdS '.B60</svg:desc>
                </draw:g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60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703cm" svg:height="5.843cm" xlink:href=".." xlink:type="simple" chart:class="chart:line" chart:style-name="ch1">
        <chart:title svg:x="14.02cm" svg:y="0.069cm" chart:style-name="ch2">
          <text:p>Visitantes no Site Por Mês</text:p>
        </chart:title>
        <chart:plot-area chart:style-name="ch3" table:cell-range-address="'Ex Dias FdS2'.A2:'Ex Dias FdS2'.B25" chart:data-source-has-labels="column" svg:x="1.685cm" svg:y="1.147cm" svg:width="31.344cm" svg:height="3.599cm">
          <chartooo:coordinate-region svg:x="2.863cm" svg:y="1.346cm" svg:width="30.166cm" svg:height="2.753cm"/>
          <chart:axis chart:dimension="x" chart:name="primary-x" chart:style-name="ch4" chartooo:axis-type="auto">
            <chartooo:date-scale/>
            <chart:title svg:x="16.995cm" svg:y="4.862cm" chart:style-name="ch5">
              <text:p>Mês</text:p>
            </chart:title>
            <chart:categories table:cell-range-address="'Ex Dias FdS2'.A2:'Ex Dias FdS2'.A25"/>
          </chart:axis>
          <chart:axis chart:dimension="y" chart:name="primary-y" chart:style-name="ch6">
            <chart:title svg:x="0.451cm" svg:y="3.837cm" chart:style-name="ch7">
              <text:p># Visitantes</text:p>
            </chart:title>
            <chart:grid chart:style-name="ch8" chart:class="major"/>
          </chart:axis>
          <chart:series chart:style-name="ch9" chart:values-cell-range-address="'Ex Dias FdS2'.B2:'Ex Dias FdS2'.B25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 Dias FdS2'.A2:'Ex Dias FdS2'.A25</svg:desc>
                </draw:g>
              </table:table-cell>
              <table:table-cell office:value-type="float" office:value="880">
                <text:p>880</text:p>
                <draw:g>
                  <svg:desc>'Ex Dias FdS2'.B2:'Ex Dias FdS2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2390">
                <text:p>1239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8480">
                <text:p>1848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3436">
                <text:p>2343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3392">
                <text:p>2339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9304">
                <text:p>29304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8960">
                <text:p>2896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2710">
                <text:p>5271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5864">
                <text:p>4586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55944">
                <text:p>5594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7728">
                <text:p>5772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757cm" svg:height="4.41cm" xlink:href=".." xlink:type="simple" chart:class="chart:line" chart:style-name="ch1">
        <chart:title svg:x="12.659cm" svg:y="-0.017cm" chart:style-name="ch2">
          <text:p>Visitantes no Site por Dia de FDS por mês</text:p>
        </chart:title>
        <chart:plot-area chart:style-name="ch3" table:cell-range-address="'Ex Dias FdS2'.D2:'Ex Dias FdS2'.D25" svg:x="0.675cm" svg:y="1.091cm" svg:width="32.407cm" svg:height="3.231cm">
          <chartooo:coordinate-region svg:x="1.667cm" svg:y="1.29cm" svg:width="31.228cm" svg:height="2.38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x Dias FdS2'.D2:'Ex Dias FdS2'.D25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'Ex Dias FdS2'.D2:'Ex Dias FdS2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6">
                <text:p>721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4.499cm" svg:height="4.577cm" xlink:href=".." xlink:type="simple" chart:class="chart:line" chart:style-name="ch1">
        <chart:plot-area chart:style-name="ch2" table:cell-range-address="'Exemplo 1'.C1:'Exemplo 1'.C24" chart:data-source-has-labels="row" svg:x="1.549cm" svg:y="0.091cm" svg:width="22.461cm" svg:height="3.365cm">
          <chartooo:coordinate-region svg:x="2.17cm" svg:y="0.29cm" svg:width="21.84cm" svg:height="2.519cm"/>
          <chart:axis chart:dimension="x" chart:name="primary-x" chart:style-name="ch3">
            <chart:title svg:x="12.146cm" svg:y="3.548cm" chart:style-name="ch4">
              <text:p>Tempo</text:p>
            </chart:title>
          </chart:axis>
          <chart:axis chart:dimension="y" chart:name="primary-y" chart:style-name="ch5">
            <chart:title svg:x="0.451cm" svg:y="3.622cm" chart:style-name="ch6">
              <text:p>Aumento das Vendas</text:p>
            </chart:title>
            <chart:grid chart:style-name="ch7" chart:class="major"/>
          </chart:axis>
          <chart:series chart:style-name="ch8" chart:values-cell-range-address="'Exemplo 1'.C2:'Exemplo 1'.C24" chart:label-cell-address="'Exemplo 1'.C1:'Exemplo 1'.C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das Vendas</text:p>
                <draw:g>
                  <svg:desc>'Exemplo 1'.C1:'Exemplo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Exemplo 1'.C2:'Exemplo 1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621cm" svg:height="5.477cm" xlink:href=".." xlink:type="simple" chart:class="chart:line" chart:style-name="ch1">
        <chart:plot-area chart:style-name="ch2" table:cell-range-address="'Exemplo 1'.D1:'Exemplo 1'.D23" chart:data-source-has-labels="row" svg:x="1.392cm" svg:y="0.109cm" svg:width="14.897cm" svg:height="5.259cm">
          <chartooo:coordinate-region svg:x="2.119cm" svg:y="0.308cm" svg:width="14.17cm" svg:height="4.413cm"/>
          <chart:axis chart:dimension="x" chart:name="primary-x" chart:style-name="ch3"/>
          <chart:axis chart:dimension="y" chart:name="primary-y" chart:style-name="ch4">
            <chart:title svg:x="0.451cm" svg:y="4.707cm" chart:style-name="ch5">
              <text:p>Aceleração das Vendas</text:p>
            </chart:title>
            <chart:grid chart:style-name="ch6" chart:class="major"/>
          </chart:axis>
          <chart:series chart:style-name="ch7" chart:values-cell-range-address="'Exemplo 1'.D2:'Exemplo 1'.D23" chart:label-cell-address="'Exemplo 1'.D1:'Exemplo 1'.D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das Vendas</text:p>
                <draw:g>
                  <svg:desc>'Exemplo 1'.D1:'Exemplo 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Exemplo 1'.D2:'Exemplo 1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44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1cm" xlink:href=".." xlink:type="simple" chart:class="chart:line" chart:style-name="ch1">
        <chart:title svg:x="5.245cm" svg:y="0.288cm" chart:style-name="ch2">
          <text:p>Mes/Assinatura Newsletter</text:p>
        </chart:title>
        <chart:plot-area chart:style-name="ch3" table:cell-range-address="'Exemplo 2'.A1:'Exemplo 2'.B25" chart:data-source-has-labels="both" svg:x="1.331cm" svg:y="1.273cm" svg:width="14.35cm" svg:height="6.548cm">
          <chartooo:coordinate-region svg:x="2.138cm" svg:y="1.472cm" svg:width="13.543cm" svg:height="5.702cm"/>
          <chart:axis chart:dimension="x" chart:name="primary-x" chart:style-name="ch4" chartooo:axis-type="auto">
            <chartooo:date-scale/>
            <chart:title svg:x="8.144cm" svg:y="8cm" chart:style-name="ch5">
              <text:p>Mês</text:p>
            </chart:title>
            <chart:categories table:cell-range-address="'Exemplo 2'.A2:'Exemplo 2'.A25"/>
            <chart:grid chart:style-name="ch6" chart:class="major"/>
          </chart:axis>
          <chart:axis chart:dimension="y" chart:name="primary-y" chart:style-name="ch7">
            <chart:title svg:x="0.451cm" svg:y="5.398cm" chart:style-name="ch8">
              <text:p>Assinantes</text:p>
            </chart:title>
            <chart:grid chart:style-name="ch6" chart:class="major"/>
          </chart:axis>
          <chart:series chart:style-name="ch9" chart:values-cell-range-address="'Exemplo 2'.B2:'Exemplo 2'.B25" chart:label-cell-address="'Exemplo 2'.B1:'Exemplo 2'.B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natura Newsletter</text:p>
                <draw:g>
                  <svg:desc>'Exemplo 2'.B1:'Exemplo 2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emplo 2'.A2:'Exemplo 2'.A25</svg:desc>
                </draw:g>
              </table:table-cell>
              <table:table-cell office:value-type="float" office:value="0">
                <text:p>0</text:p>
                <draw:g>
                  <svg:desc>'Exemplo 2'.B2:'Exemplo 2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54">
                <text:p>4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8.98cm" xlink:href=".." xlink:type="simple" chart:class="chart:line" chart:style-name="ch1">
        <chart:title svg:x="5.02cm" svg:y="0.341cm" chart:style-name="ch2">
          <text:p>Aumento no # de Assinantes</text:p>
        </chart:title>
        <chart:plot-area chart:style-name="ch3" table:cell-range-address="'Exemplo 2'.C1:'Exemplo 2'.C24" chart:data-source-has-labels="row" svg:x="1.33cm" svg:y="1.273cm" svg:width="14.328cm" svg:height="6.547cm">
          <chartooo:coordinate-region svg:x="1.951cm" svg:y="1.473cm" svg:width="13.52cm" svg:height="5.7cm"/>
          <chart:axis chart:dimension="x" chart:name="primary-x" chart:style-name="ch4">
            <chart:title svg:x="7.934cm" svg:y="7.999cm" chart:style-name="ch5">
              <text:p>Tempo</text:p>
            </chart:title>
          </chart:axis>
          <chart:axis chart:dimension="y" chart:name="primary-y" chart:style-name="ch4">
            <chart:title svg:x="0.451cm" svg:y="6.667cm" chart:style-name="ch6">
              <text:p>Aumento no # de Assinantes</text:p>
            </chart:title>
            <chart:grid chart:style-name="ch7" chart:class="major"/>
          </chart:axis>
          <chart:series chart:style-name="ch8" chart:values-cell-range-address="'Exemplo 2'.C2:'Exemplo 2'.C24" chart:label-cell-address="'Exemplo 2'.C1:'Exemplo 2'.C1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N de Assinantes</text:p>
                <draw:g>
                  <svg:desc>'Exemplo 2'.C1:'Exemplo 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Exemplo 2'.C2:'Exemplo 2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8.98cm" xlink:href=".." xlink:type="simple" chart:class="chart:line" chart:style-name="ch1">
        <chart:title svg:x="3.351cm" svg:y="0.341cm" chart:style-name="ch2">
          <text:p>Aceleração no # de assinantes da Newsletter</text:p>
        </chart:title>
        <chart:plot-area chart:style-name="ch3" table:cell-range-address="'Exemplo 2'.D1:'Exemplo 2'.D23" chart:data-source-has-labels="row" svg:x="1.33cm" svg:y="1.273cm" svg:width="14.328cm" svg:height="6.547cm">
          <chartooo:coordinate-region svg:x="1.872cm" svg:y="1.472cm" svg:width="13.599cm" svg:height="6.149cm"/>
          <chart:axis chart:dimension="x" chart:name="primary-x" chart:style-name="ch4">
            <chart:title svg:x="7.934cm" svg:y="7.999cm" chart:style-name="ch5">
              <text:p>Tempo</text:p>
            </chart:title>
            <chart:grid chart:style-name="ch6" chart:class="major"/>
          </chart:axis>
          <chart:axis chart:dimension="y" chart:name="primary-y" chart:style-name="ch4">
            <chart:title svg:x="0.451cm" svg:y="7.858cm" chart:style-name="ch7">
              <text:p>Aceleração no # de assinantes da Newsletter</text:p>
            </chart:title>
            <chart:grid chart:style-name="ch6" chart:class="major"/>
          </chart:axis>
          <chart:series chart:style-name="ch8" chart:values-cell-range-address="'Exemplo 2'.D2:'Exemplo 2'.D23" chart:label-cell-address="'Exemplo 2'.D1:'Exemplo 2'.D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# de assinantes</text:p>
                <draw:g>
                  <svg:desc>'Exemplo 2'.D1:'Exemplo 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xemplo 2'.D2:'Exemplo 2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60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304cm" svg:height="6.483cm" xlink:href=".." xlink:type="simple" chart:class="chart:line" chart:style-name="ch1">
        <chart:title svg:x="12.013cm" svg:y="0.265cm" chart:style-name="ch2">
          <text:p>Seguidores no Twitter Por Mês</text:p>
        </chart:title>
        <chart:plot-area chart:style-name="ch3" table:cell-range-address="'Exemplo 3'.A1:'Exemplo 3'.B25" chart:data-source-has-labels="both" svg:x="1.617cm" svg:y="1.173cm" svg:width="28.081cm" svg:height="4.2cm">
          <chartooo:coordinate-region svg:x="2.424cm" svg:y="1.372cm" svg:width="27.274cm" svg:height="3.354cm"/>
          <chart:axis chart:dimension="x" chart:name="primary-x" chart:style-name="ch4" chartooo:axis-type="auto">
            <chartooo:date-scale/>
            <chart:title svg:x="15.097cm" svg:y="5.502cm" chart:style-name="ch5">
              <text:p>Tempo</text:p>
            </chart:title>
            <chart:categories table:cell-range-address="'Exemplo 3'.A2:'Exemplo 3'.A25"/>
            <chart:grid chart:style-name="ch6" chart:class="major"/>
          </chart:axis>
          <chart:axis chart:dimension="y" chart:name="primary-y" chart:style-name="ch7">
            <chart:title svg:x="0.451cm" svg:y="4.521cm" chart:style-name="ch8">
              <text:p># de Seguidores</text:p>
            </chart:title>
            <chart:grid chart:style-name="ch6" chart:class="major"/>
          </chart:axis>
          <chart:series chart:style-name="ch9" chart:values-cell-range-address="'Exemplo 3'.B2:'Exemplo 3'.B25" chart:label-cell-address="'Exemplo 3'.B1:'Exemplo 3'.B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 no Twitter</text:p>
                <draw:g>
                  <svg:desc>'Exemplo 3'.B1:'Exemplo 3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Exemplo 3'.A2:'Exemplo 3'.A25</svg:desc>
                </draw:g>
              </table:table-cell>
              <table:table-cell office:value-type="float" office:value="0">
                <text:p>0</text:p>
                <draw:g>
                  <svg:desc>'Exemplo 3'.B2:'Exemplo 3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51">
                <text:p>3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83cm" svg:height="6.064cm" xlink:href=".." xlink:type="simple" chart:class="chart:line" chart:style-name="ch1">
        <chart:title svg:x="10.65cm" svg:y="0.087cm" chart:style-name="ch2">
          <text:p>Aumentos nos Seguidores no Twitter</text:p>
        </chart:title>
        <chart:plot-area chart:style-name="ch3" table:cell-range-address="'Exemplo 3'.C2:'Exemplo 3'.C24" svg:x="1.614cm" svg:y="1.157cm" svg:width="27.966cm" svg:height="3.805cm">
          <chartooo:coordinate-region svg:x="2.235cm" svg:y="1.356cm" svg:width="27.158cm" svg:height="2.959cm"/>
          <chart:axis chart:dimension="x" chart:name="primary-x" chart:style-name="ch4">
            <chart:title svg:x="15.235cm" svg:y="5.083cm" chart:style-name="ch5">
              <text:p>Mês</text:p>
            </chart:title>
            <chart:grid chart:style-name="ch6" chart:class="major"/>
          </chart:axis>
          <chart:axis chart:dimension="y" chart:name="primary-y" chart:style-name="ch4">
            <chart:title svg:x="0.451cm" svg:y="5.762cm" chart:style-name="ch7">
              <text:p>Aumentos nos Seguidores no Twitter</text:p>
            </chart:title>
            <chart:grid chart:style-name="ch6" chart:class="major"/>
          </chart:axis>
          <chart:series chart:style-name="ch8" chart:values-cell-range-address="'Exemplo 3'.C2:'Exemplo 3'.C24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Exemplo 3'.C2:'Exemplo 3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28cm" svg:height="5.847cm" xlink:href=".." xlink:type="simple" chart:class="chart:line" chart:style-name="ch1">
        <chart:title svg:x="11.143cm" svg:y="0.252cm" chart:style-name="ch2">
          <text:p>Aceleração de Seguidores no Twitter</text:p>
        </chart:title>
        <chart:plot-area chart:style-name="ch3" table:cell-range-address="'Exemplo 3'.D2:'Exemplo 3'.D23" svg:x="1.605cm" svg:y="1.147cm" svg:width="27.529cm" svg:height="3.603cm">
          <chartooo:coordinate-region svg:x="2.147cm" svg:y="1.346cm" svg:width="26.8cm" svg:height="3.205cm"/>
          <chart:axis chart:dimension="x" chart:name="primary-x" chart:style-name="ch4">
            <chart:title svg:x="14.809cm" svg:y="4.866cm" chart:style-name="ch5">
              <text:p>Tempo</text:p>
            </chart:title>
            <chart:grid chart:style-name="ch6" chart:class="major"/>
          </chart:axis>
          <chart:axis chart:dimension="y" chart:name="primary-y" chart:style-name="ch4">
            <chart:title svg:x="0.451cm" svg:y="3.825cm" chart:style-name="ch7">
              <text:p>Aceleração</text:p>
            </chart:title>
            <chart:grid chart:style-name="ch6" chart:class="major"/>
          </chart:axis>
          <chart:series chart:style-name="ch8" chart:values-cell-range-address="'Exemplo 3'.D2:'Exemplo 3'.D23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xemplo 3'.D2:'Exemplo 3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